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Calibri" svg:font-family="Calibri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break-before="auto" fo:line-height="115%" fo:margin-bottom="0cm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T1_9" style:family="text"/>
    <style:style style:name="T1_10" style:family="text"/>
    <style:style style:name="T1_11" style:family="text"/>
    <style:style style:name="T1_12" style:family="text"/>
    <style:style style:name="T1_13" style:family="text"/>
    <style:style style:name="T1_14" style:family="text"/>
    <style:style style:name="T1_15" style:family="text"/>
    <style:style style:name="T1_16" style:family="text"/>
    <style:style style:name="T1_17" style:family="text"/>
    <style:style style:name="T1_18" style:family="text"/>
    <style:style style:name="T1_19" style:family="text"/>
    <style:style style:name="T1_20" style:family="text"/>
    <style:style style:name="T1_21" style:family="text"/>
    <style:style style:name="T1_22" style:family="text"/>
    <style:style style:name="T1_23" style:family="text"/>
    <style:style style:name="T1_24" style:family="text"/>
    <style:style style:name="T1_25" style:family="text"/>
    <style:style style:name="T1_26" style:family="text"/>
    <style:style style:name="T1_27" style:family="text"/>
    <style:style style:name="T1_28" style:family="text"/>
    <style:style style:name="T1_29" style:family="text"/>
    <style:style style:name="T1_30" style:family="text"/>
    <style:style style:name="T1_31" style:family="text"/>
    <style:style style:name="T1_32" style:family="text"/>
    <style:style style:name="T1_33" style:family="text"/>
    <style:style style:name="T1_34" style:family="text"/>
    <style:style style:name="T1_35" style:family="text"/>
    <style:style style:name="T1_36" style:family="text"/>
    <style:style style:name="T1_37" style:family="text"/>
    <style:style style:name="T1_38" style:family="text"/>
    <style:style style:name="P2" style:family="paragraph" style:parent-style-name="Standard">
      <style:paragraph-properties fo:break-before="auto" fo:line-height="115%" fo:margin-bottom="0cm" style:writing-mode="lr-tb"/>
    </style:style>
    <style:style style:name="P3" style:family="paragraph" style:parent-style-name="Standard">
      <style:paragraph-properties fo:break-before="auto" fo:line-height="115%" fo:margin-bottom="0cm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P4" style:family="paragraph" style:parent-style-name="Standard">
      <style:paragraph-properties fo:break-before="auto" fo:line-height="115%" fo:margin-bottom="0cm" style:writing-mode="lr-tb"/>
    </style:style>
    <style:style style:name="P5" style:family="paragraph" style:parent-style-name="Standard">
      <style:paragraph-properties fo:break-before="auto" fo:line-height="115%" fo:margin-bottom="0cm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T5_16" style:family="text"/>
    <style:style style:name="T5_17" style:family="text"/>
    <style:style style:name="T5_18" style:family="text"/>
    <style:style style:name="T5_19" style:family="text"/>
    <style:style style:name="T5_20" style:family="text"/>
    <style:style style:name="T5_21" style:family="text"/>
    <style:style style:name="T5_22" style:family="text"/>
    <style:style style:name="T5_23" style:family="text"/>
    <style:style style:name="T5_24" style:family="text"/>
    <style:style style:name="T5_25" style:family="text"/>
    <style:style style:name="T5_26" style:family="text"/>
    <style:style style:name="T5_27" style:family="text"/>
    <style:style style:name="T5_28" style:family="text"/>
    <style:style style:name="T5_29" style:family="text"/>
    <style:style style:name="T5_30" style:family="text"/>
    <style:style style:name="T5_31" style:family="text"/>
    <style:style style:name="T5_32" style:family="text"/>
    <style:style style:name="T5_33" style:family="text"/>
    <style:style style:name="T5_34" style:family="text"/>
    <style:style style:name="T5_35" style:family="text"/>
    <style:style style:name="T5_36" style:family="text"/>
    <style:style style:name="T5_37" style:family="text"/>
    <style:style style:name="T5_38" style:family="text"/>
    <style:style style:name="T5_39" style:family="text"/>
    <style:style style:name="T5_40" style:family="text"/>
    <style:style style:name="T5_41" style:family="text"/>
    <style:style style:name="T5_42" style:family="text"/>
    <style:style style:name="T5_43" style:family="text"/>
    <style:style style:name="T5_44" style:family="text"/>
    <style:style style:name="T5_45" style:family="text"/>
    <style:style style:name="T5_46" style:family="text"/>
    <style:style style:name="T5_47" style:family="text"/>
    <style:style style:name="T5_48" style:family="text"/>
    <style:style style:name="T5_49" style:family="text"/>
    <style:style style:name="T5_50" style:family="text"/>
    <style:style style:name="T5_51" style:family="text"/>
    <style:style style:name="T5_52" style:family="text"/>
    <style:style style:name="T5_53" style:family="text"/>
    <style:style style:name="T5_54" style:family="text"/>
    <style:style style:name="T5_55" style:family="text"/>
    <style:style style:name="T5_56" style:family="text"/>
    <style:style style:name="T5_57" style:family="text"/>
    <style:style style:name="T5_58" style:family="text"/>
    <style:style style:name="T5_59" style:family="text"/>
    <style:style style:name="T5_60" style:family="text"/>
    <style:style style:name="T5_61" style:family="text"/>
    <style:style style:name="T5_62" style:family="text"/>
    <style:style style:name="T5_63" style:family="text"/>
    <style:style style:name="T5_64" style:family="text"/>
    <style:style style:name="T5_65" style:family="text"/>
    <style:style style:name="T5_66" style:family="text"/>
    <style:style style:name="T5_67" style:family="text"/>
    <style:style style:name="T5_68" style:family="text"/>
    <style:style style:name="T5_69" style:family="text"/>
    <style:style style:name="T5_70" style:family="text"/>
    <style:style style:name="T5_71" style:family="text"/>
    <style:style style:name="T5_72" style:family="text"/>
    <style:style style:name="T5_73" style:family="text"/>
    <style:style style:name="T5_74" style:family="text"/>
    <style:style style:name="T5_75" style:family="text"/>
    <style:style style:name="T5_76" style:family="text"/>
    <style:style style:name="T5_77" style:family="text"/>
    <style:style style:name="T5_78" style:family="text"/>
    <style:style style:name="T5_79" style:family="text"/>
    <style:style style:name="T5_80" style:family="text"/>
    <style:style style:name="T5_81" style:family="text"/>
    <style:style style:name="T5_82" style:family="text"/>
    <style:style style:name="T5_83" style:family="text"/>
    <style:style style:name="T5_84" style:family="text"/>
    <style:style style:name="T5_85" style:family="text"/>
    <style:style style:name="T5_86" style:family="text"/>
    <style:style style:name="T5_87" style:family="text"/>
    <style:style style:name="T5_88" style:family="text"/>
    <style:style style:name="T5_89" style:family="text"/>
    <style:style style:name="T5_90" style:family="text"/>
    <style:style style:name="T5_91" style:family="text"/>
    <style:style style:name="T5_92" style:family="text"/>
    <style:style style:name="T5_93" style:family="text"/>
    <style:style style:name="T5_94" style:family="text"/>
    <style:style style:name="T5_95" style:family="text"/>
    <style:style style:name="T5_96" style:family="text"/>
    <style:style style:name="T5_97" style:family="text"/>
    <style:style style:name="T5_98" style:family="text"/>
    <style:style style:name="T5_99" style:family="text"/>
    <style:style style:name="T5_100" style:family="text"/>
    <style:style style:name="T5_101" style:family="text"/>
    <style:style style:name="T5_102" style:family="text"/>
    <style:style style:name="T5_103" style:family="text"/>
    <style:style style:name="T5_104" style:family="text"/>
    <style:style style:name="T5_105" style:family="text"/>
    <style:style style:name="T5_106" style:family="text"/>
    <style:style style:name="T5_107" style:family="text"/>
    <style:style style:name="T5_108" style:family="text"/>
    <style:style style:name="T5_109" style:family="text"/>
    <style:style style:name="T5_110" style:family="text"/>
    <style:style style:name="T5_111" style:family="text"/>
    <style:style style:name="T5_112" style:family="text"/>
    <style:style style:name="T5_113" style:family="text"/>
    <style:style style:name="T5_114" style:family="text"/>
    <style:style style:name="T5_115" style:family="text"/>
    <style:style style:name="T5_116" style:family="text"/>
    <style:style style:name="T5_117" style:family="text"/>
    <style:style style:name="T5_118" style:family="text"/>
    <style:style style:name="T5_119" style:family="text"/>
    <style:style style:name="T5_120" style:family="text"/>
    <style:style style:name="T5_121" style:family="text"/>
    <style:style style:name="T5_122" style:family="text"/>
    <style:style style:name="T5_123" style:family="text"/>
    <style:style style:name="T5_124" style:family="text"/>
    <style:style style:name="T5_125" style:family="text"/>
    <style:style style:name="T5_126" style:family="text"/>
    <style:style style:name="T5_127" style:family="text"/>
    <style:style style:name="T5_128" style:family="text"/>
    <style:style style:name="T5_129" style:family="text"/>
    <style:style style:name="T5_130" style:family="text"/>
    <style:style style:name="T5_131" style:family="text"/>
    <style:style style:name="T5_132" style:family="text"/>
    <style:style style:name="T5_133" style:family="text"/>
    <style:style style:name="T5_134" style:family="text"/>
    <style:style style:name="T5_135" style:family="text"/>
    <style:style style:name="T5_136" style:family="text"/>
    <style:style style:name="T5_137" style:family="text"/>
    <style:style style:name="T5_138" style:family="text"/>
    <style:style style:name="T5_139" style:family="text"/>
    <style:style style:name="T5_140" style:family="text"/>
    <style:style style:name="T5_141" style:family="text"/>
    <style:style style:name="T5_142" style:family="text"/>
    <style:style style:name="T5_143" style:family="text"/>
    <style:style style:name="T5_144" style:family="text"/>
    <style:style style:name="T5_145" style:family="text"/>
    <style:style style:name="T5_146" style:family="text"/>
    <style:style style:name="T5_147" style:family="text"/>
    <style:style style:name="T5_148" style:family="text"/>
    <style:style style:name="T5_149" style:family="text"/>
    <style:style style:name="T5_150" style:family="text"/>
    <style:style style:name="T5_151" style:family="text"/>
    <style:style style:name="T5_152" style:family="text"/>
    <style:style style:name="T5_153" style:family="text"/>
    <style:style style:name="T5_154" style:family="text"/>
    <style:style style:name="T5_155" style:family="text"/>
    <style:style style:name="T5_156" style:family="text"/>
    <style:style style:name="T5_157" style:family="text"/>
    <style:style style:name="T5_158" style:family="text"/>
    <style:style style:name="T5_159" style:family="text"/>
    <style:style style:name="T5_160" style:family="text"/>
    <style:style style:name="T5_161" style:family="text"/>
    <style:style style:name="T5_162" style:family="text"/>
    <style:style style:name="T5_163" style:family="text"/>
    <style:style style:name="T5_164" style:family="text"/>
    <style:style style:name="T5_165" style:family="text"/>
    <style:style style:name="T5_166" style:family="text"/>
    <style:style style:name="T5_167" style:family="text"/>
    <style:style style:name="T5_168" style:family="text"/>
    <style:style style:name="T5_169" style:family="text"/>
    <style:style style:name="T5_170" style:family="text"/>
    <style:style style:name="T5_171" style:family="text"/>
    <style:style style:name="T5_172" style:family="text"/>
    <style:style style:name="T5_173" style:family="text"/>
    <style:style style:name="T5_174" style:family="text"/>
    <style:style style:name="T5_175" style:family="text"/>
    <style:style style:name="T5_176" style:family="text"/>
    <style:style style:name="T5_177" style:family="text"/>
    <style:style style:name="T5_178" style:family="text"/>
    <style:style style:name="T5_179" style:family="text"/>
    <style:style style:name="T5_180" style:family="text"/>
    <style:style style:name="T5_181" style:family="text"/>
    <style:style style:name="T5_182" style:family="text"/>
    <style:style style:name="T5_183" style:family="text"/>
    <style:style style:name="T5_184" style:family="text"/>
    <style:style style:name="T5_185" style:family="text"/>
    <style:style style:name="T5_186" style:family="text"/>
    <style:style style:name="T5_187" style:family="text"/>
    <style:style style:name="T5_188" style:family="text"/>
    <style:style style:name="T5_189" style:family="text"/>
    <style:style style:name="T5_190" style:family="text"/>
    <style:style style:name="T5_191" style:family="text"/>
    <style:style style:name="T5_192" style:family="text"/>
    <style:style style:name="T5_193" style:family="text"/>
    <style:style style:name="T5_194" style:family="text"/>
    <style:style style:name="T5_195" style:family="text"/>
    <style:style style:name="T5_196" style:family="text"/>
    <style:style style:name="T5_197" style:family="text"/>
    <style:style style:name="T5_198" style:family="text"/>
    <style:style style:name="T5_199" style:family="text"/>
    <style:style style:name="T5_200" style:family="text"/>
    <style:style style:name="T5_201" style:family="text"/>
    <style:style style:name="T5_202" style:family="text"/>
    <style:style style:name="T5_203" style:family="text"/>
    <style:style style:name="T5_204" style:family="text"/>
    <style:style style:name="T5_205" style:family="text"/>
    <style:style style:name="T5_206" style:family="text"/>
    <style:style style:name="T5_207" style:family="text"/>
    <style:style style:name="T5_208" style:family="text"/>
    <style:style style:name="T5_209" style:family="text"/>
    <style:style style:name="T5_210" style:family="text"/>
    <style:style style:name="T5_211" style:family="text"/>
    <style:style style:name="T5_212" style:family="text"/>
    <style:style style:name="T5_213" style:family="text"/>
    <style:style style:name="T5_214" style:family="text"/>
    <style:style style:name="T5_215" style:family="text"/>
    <style:style style:name="T5_216" style:family="text"/>
    <style:style style:name="T5_217" style:family="text"/>
    <style:style style:name="T5_218" style:family="text"/>
    <style:style style:name="T5_219" style:family="text"/>
    <style:style style:name="T5_220" style:family="text"/>
    <style:style style:name="T5_221" style:family="text"/>
    <style:style style:name="T5_222" style:family="text"/>
    <style:style style:name="T5_223" style:family="text"/>
    <style:style style:name="T5_224" style:family="text"/>
    <style:style style:name="T5_225" style:family="text"/>
    <style:style style:name="T5_226" style:family="text"/>
    <style:style style:name="T5_227" style:family="text"/>
    <style:style style:name="T5_228" style:family="text"/>
    <style:style style:name="T5_229" style:family="text"/>
    <style:style style:name="T5_230" style:family="text"/>
    <style:style style:name="T5_231" style:family="text"/>
    <style:style style:name="T5_232" style:family="text"/>
    <style:style style:name="T5_233" style:family="text"/>
    <style:style style:name="T5_234" style:family="text"/>
    <style:style style:name="T5_235" style:family="text"/>
    <style:style style:name="T5_236" style:family="text"/>
    <style:style style:name="T5_237" style:family="text"/>
    <style:style style:name="T5_238" style:family="text"/>
    <style:style style:name="T5_239" style:family="text"/>
    <style:style style:name="T5_240" style:family="text"/>
    <style:style style:name="T5_241" style:family="text"/>
    <style:style style:name="T5_242" style:family="text"/>
    <style:style style:name="T5_243" style:family="text"/>
    <style:style style:name="T5_244" style:family="text"/>
    <style:style style:name="T5_245" style:family="text"/>
    <style:style style:name="T5_246" style:family="text"/>
    <style:style style:name="T5_247" style:family="text"/>
    <style:style style:name="T5_248" style:family="text"/>
    <style:style style:name="T5_249" style:family="text"/>
    <style:style style:name="T5_250" style:family="text"/>
    <style:style style:name="T5_251" style:family="text"/>
    <style:style style:name="T5_252" style:family="text"/>
    <style:style style:name="T5_253" style:family="text"/>
    <style:style style:name="T5_254" style:family="text"/>
    <style:style style:name="T5_255" style:family="text"/>
    <style:style style:name="T5_256" style:family="text"/>
    <style:style style:name="T5_257" style:family="text"/>
    <style:style style:name="T5_258" style:family="text"/>
    <style:style style:name="T5_259" style:family="text"/>
    <style:style style:name="T5_260" style:family="text"/>
    <style:style style:name="T5_261" style:family="text"/>
    <style:style style:name="T5_262" style:family="text"/>
    <style:style style:name="T5_263" style:family="text"/>
    <style:style style:name="T5_264" style:family="text"/>
    <style:style style:name="T5_265" style:family="text"/>
    <style:style style:name="T5_266" style:family="text"/>
    <style:style style:name="T5_267" style:family="text"/>
    <style:style style:name="T5_268" style:family="text"/>
    <style:style style:name="T5_269" style:family="text"/>
    <style:style style:name="T5_270" style:family="text"/>
    <style:style style:name="T5_271" style:family="text"/>
    <style:style style:name="T5_272" style:family="text"/>
    <style:style style:name="T5_273" style:family="text"/>
    <style:style style:name="T5_274" style:family="text"/>
    <style:style style:name="T5_275" style:family="text"/>
    <style:style style:name="T5_276" style:family="text"/>
    <style:style style:name="T5_277" style:family="text"/>
    <style:style style:name="T5_278" style:family="text"/>
    <style:style style:name="T5_279" style:family="text"/>
    <style:style style:name="T5_280" style:family="text"/>
    <style:style style:name="T5_281" style:family="text"/>
    <style:style style:name="T5_282" style:family="text"/>
    <style:style style:name="T5_283" style:family="text"/>
    <style:style style:name="T5_284" style:family="text"/>
    <style:style style:name="T5_285" style:family="text"/>
    <style:style style:name="T5_286" style:family="text"/>
    <style:style style:name="T5_287" style:family="text"/>
    <style:style style:name="T5_288" style:family="text"/>
    <style:style style:name="T5_289" style:family="text"/>
    <style:style style:name="T5_290" style:family="text"/>
    <style:style style:name="T5_291" style:family="text"/>
    <style:style style:name="T5_292" style:family="text"/>
    <style:style style:name="T5_293" style:family="text"/>
    <style:style style:name="T5_294" style:family="text"/>
    <style:style style:name="T5_295" style:family="text"/>
    <style:style style:name="T5_296" style:family="text"/>
    <style:style style:name="T5_297" style:family="text"/>
    <style:style style:name="T5_298" style:family="text"/>
    <style:style style:name="T5_299" style:family="text"/>
    <style:style style:name="T5_300" style:family="text"/>
    <style:style style:name="T5_301" style:family="text"/>
    <style:style style:name="T5_302" style:family="text"/>
    <style:style style:name="T5_303" style:family="text"/>
    <style:style style:name="T5_304" style:family="text"/>
    <style:style style:name="T5_305" style:family="text"/>
    <style:style style:name="T5_306" style:family="text"/>
    <style:style style:name="T5_307" style:family="text"/>
    <style:style style:name="T5_308" style:family="text"/>
    <style:style style:name="T5_309" style:family="text"/>
    <style:style style:name="T5_310" style:family="text"/>
    <style:style style:name="T5_311" style:family="text"/>
    <style:style style:name="T5_312" style:family="text"/>
    <style:style style:name="T5_313" style:family="text"/>
    <style:style style:name="T5_314" style:family="text"/>
    <style:style style:name="T5_315" style:family="text"/>
    <style:style style:name="T5_316" style:family="text"/>
    <style:style style:name="T5_317" style:family="text"/>
    <style:style style:name="T5_318" style:family="text"/>
    <style:style style:name="T5_319" style:family="text"/>
    <style:style style:name="T5_320" style:family="text"/>
    <style:style style:name="T5_321" style:family="text"/>
    <style:style style:name="T5_322" style:family="text"/>
    <style:style style:name="T5_323" style:family="text"/>
    <style:style style:name="T5_324" style:family="text"/>
    <style:style style:name="T5_325" style:family="text"/>
    <style:style style:name="T5_326" style:family="text"/>
    <style:style style:name="T5_327" style:family="text"/>
    <style:style style:name="T5_328" style:family="text"/>
    <style:style style:name="T5_329" style:family="text"/>
    <style:style style:name="T5_330" style:family="text"/>
    <style:style style:name="T5_331" style:family="text"/>
    <style:style style:name="T5_332" style:family="text"/>
    <style:style style:name="T5_333" style:family="text"/>
    <style:style style:name="T5_334" style:family="text"/>
    <style:style style:name="T5_335" style:family="text"/>
    <style:style style:name="T5_336" style:family="text"/>
    <style:style style:name="T5_337" style:family="text"/>
    <style:style style:name="T5_338" style:family="text"/>
    <style:style style:name="T5_339" style:family="text"/>
    <style:style style:name="T5_340" style:family="text"/>
    <style:style style:name="T5_341" style:family="text"/>
    <style:style style:name="T5_342" style:family="text"/>
    <style:style style:name="T5_343" style:family="text"/>
    <style:style style:name="T5_344" style:family="text"/>
    <style:style style:name="T5_345" style:family="text"/>
    <style:style style:name="T5_346" style:family="text"/>
    <style:style style:name="T5_347" style:family="text"/>
    <style:style style:name="T5_348" style:family="text"/>
    <style:style style:name="T5_349" style:family="text"/>
    <style:style style:name="T5_350" style:family="text"/>
    <style:style style:name="T5_351" style:family="text"/>
    <style:style style:name="T5_352" style:family="text"/>
    <style:style style:name="T5_353" style:family="text"/>
    <style:style style:name="T5_354" style:family="text"/>
    <style:style style:name="T5_355" style:family="text"/>
    <style:style style:name="T5_356" style:family="text"/>
    <style:style style:name="T5_357" style:family="text"/>
    <style:style style:name="T5_358" style:family="text"/>
    <style:style style:name="T5_359" style:family="text"/>
    <style:style style:name="T5_360" style:family="text"/>
    <style:style style:name="T5_361" style:family="text"/>
    <style:style style:name="T5_362" style:family="text"/>
    <style:style style:name="T5_363" style:family="text"/>
    <style:style style:name="T5_364" style:family="text"/>
    <style:style style:name="T5_365" style:family="text"/>
    <style:style style:name="T5_366" style:family="text"/>
    <style:style style:name="T5_367" style:family="text"/>
    <style:style style:name="T5_368" style:family="text"/>
    <style:style style:name="T5_369" style:family="text"/>
    <style:style style:name="T5_370" style:family="text"/>
    <style:style style:name="T5_371" style:family="text"/>
    <style:style style:name="T5_372" style:family="text"/>
    <style:style style:name="T5_373" style:family="text"/>
    <style:style style:name="T5_374" style:family="text"/>
    <style:style style:name="T5_375" style:family="text"/>
    <style:style style:name="T5_376" style:family="text"/>
    <style:style style:name="T5_377" style:family="text"/>
    <style:style style:name="T5_378" style:family="text"/>
    <style:style style:name="T5_379" style:family="text"/>
    <style:style style:name="T5_380" style:family="text"/>
    <style:style style:name="T5_381" style:family="text"/>
    <style:style style:name="T5_382" style:family="text"/>
    <style:style style:name="T5_383" style:family="text"/>
    <style:style style:name="T5_384" style:family="text"/>
    <style:style style:name="T5_385" style:family="text"/>
    <style:style style:name="T5_386" style:family="text"/>
    <style:style style:name="T5_387" style:family="text"/>
    <style:style style:name="T5_388" style:family="text"/>
    <style:style style:name="T5_389" style:family="text"/>
    <style:style style:name="T5_390" style:family="text"/>
    <style:style style:name="T5_391" style:family="text"/>
    <style:style style:name="T5_392" style:family="text"/>
    <style:style style:name="T5_393" style:family="text"/>
    <style:style style:name="T5_394" style:family="text"/>
    <style:style style:name="T5_395" style:family="text"/>
    <style:style style:name="T5_396" style:family="text"/>
    <style:style style:name="T5_397" style:family="text"/>
    <style:style style:name="T5_398" style:family="text"/>
    <style:style style:name="T5_399" style:family="text"/>
    <style:style style:name="T5_400" style:family="text"/>
    <style:style style:name="T5_401" style:family="text"/>
    <style:style style:name="T5_402" style:family="text"/>
    <style:style style:name="T5_403" style:family="text"/>
    <style:style style:name="T5_404" style:family="text"/>
    <style:style style:name="T5_405" style:family="text"/>
    <style:style style:name="T5_406" style:family="text"/>
    <style:style style:name="T5_407" style:family="text"/>
    <style:style style:name="T5_408" style:family="text"/>
    <style:style style:name="T5_409" style:family="text"/>
    <style:style style:name="T5_410" style:family="text"/>
    <style:style style:name="T5_411" style:family="text"/>
    <style:style style:name="T5_412" style:family="text"/>
    <style:style style:name="T5_413" style:family="text"/>
    <style:style style:name="T5_414" style:family="text"/>
    <style:style style:name="T5_415" style:family="text"/>
    <style:style style:name="T5_416" style:family="text"/>
    <style:style style:name="T5_417" style:family="text"/>
    <style:style style:name="T5_418" style:family="text"/>
    <style:style style:name="T5_419" style:family="text"/>
    <style:style style:name="T5_420" style:family="text"/>
    <style:style style:name="T5_421" style:family="text"/>
    <style:style style:name="T5_422" style:family="text"/>
    <style:style style:name="T5_423" style:family="text"/>
    <style:style style:name="T5_424" style:family="text"/>
    <style:style style:name="T5_425" style:family="text"/>
    <style:style style:name="T5_426" style:family="text"/>
    <style:style style:name="T5_427" style:family="text"/>
    <style:style style:name="T5_428" style:family="text"/>
    <style:style style:name="T5_429" style:family="text"/>
    <style:style style:name="T5_430" style:family="text"/>
    <style:style style:name="T5_431" style:family="text"/>
    <style:style style:name="T5_432" style:family="text"/>
    <style:style style:name="T5_433" style:family="text"/>
    <style:style style:name="T5_434" style:family="text"/>
    <style:style style:name="T5_435" style:family="text"/>
    <style:style style:name="T5_436" style:family="text"/>
    <style:style style:name="T5_437" style:family="text"/>
    <style:style style:name="T5_438" style:family="text"/>
    <style:style style:name="T5_439" style:family="text"/>
    <style:style style:name="T5_440" style:family="text"/>
    <style:style style:name="T5_441" style:family="text"/>
    <style:style style:name="T5_442" style:family="text"/>
    <style:style style:name="T5_443" style:family="text"/>
    <style:style style:name="T5_444" style:family="text"/>
    <style:style style:name="T5_445" style:family="text"/>
    <style:style style:name="T5_446" style:family="text"/>
    <style:style style:name="T5_447" style:family="text"/>
    <style:style style:name="T5_448" style:family="text"/>
    <style:style style:name="T5_449" style:family="text"/>
    <style:style style:name="T5_450" style:family="text"/>
    <style:style style:name="T5_451" style:family="text"/>
    <style:style style:name="T5_452" style:family="text"/>
    <style:style style:name="T5_453" style:family="text"/>
    <style:style style:name="T5_454" style:family="text"/>
    <style:style style:name="T5_455" style:family="text"/>
    <style:style style:name="T5_456" style:family="text"/>
    <style:style style:name="T5_457" style:family="text"/>
    <style:style style:name="T5_458" style:family="text"/>
    <style:style style:name="T5_459" style:family="text"/>
    <style:style style:name="T5_460" style:family="text"/>
    <style:style style:name="T5_461" style:family="text"/>
    <style:style style:name="T5_462" style:family="text"/>
    <style:style style:name="T5_463" style:family="text"/>
    <style:style style:name="T5_464" style:family="text"/>
    <style:style style:name="T5_465" style:family="text"/>
    <style:style style:name="T5_466" style:family="text"/>
    <style:style style:name="T5_467" style:family="text"/>
    <style:style style:name="T5_468" style:family="text"/>
    <style:style style:name="T5_469" style:family="text"/>
    <style:style style:name="T5_470" style:family="text"/>
    <style:style style:name="T5_471" style:family="text"/>
    <style:style style:name="T5_472" style:family="text"/>
    <style:style style:name="T5_473" style:family="text"/>
    <style:style style:name="T5_474" style:family="text"/>
    <style:style style:name="T5_475" style:family="text"/>
    <style:style style:name="T5_476" style:family="text"/>
    <style:style style:name="T5_477" style:family="text"/>
    <style:style style:name="T5_478" style:family="text"/>
    <style:style style:name="T5_479" style:family="text"/>
    <style:style style:name="T5_480" style:family="text"/>
    <style:style style:name="T5_481" style:family="text"/>
    <style:style style:name="T5_482" style:family="text"/>
    <style:style style:name="T5_483" style:family="text"/>
    <style:style style:name="T5_484" style:family="text"/>
    <style:style style:name="T5_485" style:family="text"/>
    <style:style style:name="T5_486" style:family="text"/>
    <style:style style:name="T5_487" style:family="text"/>
    <style:style style:name="T5_488" style:family="text"/>
    <style:style style:name="T5_489" style:family="text"/>
    <style:style style:name="T5_490" style:family="text"/>
    <style:style style:name="T5_491" style:family="text"/>
    <style:style style:name="T5_492" style:family="text"/>
    <style:style style:name="T5_493" style:family="text"/>
    <style:style style:name="T5_494" style:family="text"/>
    <style:style style:name="T5_495" style:family="text"/>
    <style:style style:name="T5_496" style:family="text"/>
    <style:style style:name="T5_497" style:family="text"/>
    <style:style style:name="T5_498" style:family="text"/>
    <style:style style:name="T5_499" style:family="text"/>
    <style:style style:name="T5_500" style:family="text"/>
    <style:style style:name="T5_501" style:family="text"/>
    <style:style style:name="T5_502" style:family="text"/>
    <style:style style:name="T5_503" style:family="text"/>
    <style:style style:name="T5_504" style:family="text"/>
    <style:style style:name="T5_505" style:family="text"/>
    <style:style style:name="T5_506" style:family="text"/>
    <style:style style:name="T5_507" style:family="text"/>
    <style:style style:name="T5_508" style:family="text"/>
    <style:style style:name="T5_509" style:family="text"/>
    <style:style style:name="T5_510" style:family="text"/>
    <style:style style:name="T5_511" style:family="text"/>
    <style:style style:name="T5_512" style:family="text"/>
    <style:style style:name="T5_513" style:family="text"/>
    <style:style style:name="T5_514" style:family="text"/>
    <style:style style:name="T5_515" style:family="text"/>
    <style:style style:name="T5_516" style:family="text"/>
    <style:style style:name="T5_517" style:family="text"/>
    <style:style style:name="T5_518" style:family="text"/>
    <style:style style:name="T5_519" style:family="text"/>
    <style:style style:name="T5_520" style:family="text"/>
    <style:style style:name="T5_521" style:family="text"/>
    <style:style style:name="T5_522" style:family="text"/>
    <style:style style:name="T5_523" style:family="text"/>
    <style:style style:name="T5_524" style:family="text"/>
    <style:style style:name="T5_525" style:family="text"/>
    <style:style style:name="T5_526" style:family="text"/>
    <style:style style:name="T5_527" style:family="text"/>
    <style:style style:name="T5_528" style:family="text"/>
    <style:style style:name="T5_529" style:family="text"/>
    <style:style style:name="T5_530" style:family="text"/>
    <style:style style:name="T5_531" style:family="text"/>
    <style:style style:name="T5_532" style:family="text"/>
    <style:style style:name="T5_533" style:family="text"/>
    <style:style style:name="T5_534" style:family="text"/>
    <style:style style:name="T5_535" style:family="text"/>
    <style:style style:name="T5_536" style:family="text"/>
    <style:style style:name="T5_537" style:family="text"/>
    <style:style style:name="T5_538" style:family="text"/>
    <style:style style:name="T5_539" style:family="text"/>
    <style:style style:name="T5_540" style:family="text"/>
    <style:style style:name="T5_541" style:family="text"/>
    <style:style style:name="T5_542" style:family="text"/>
    <style:style style:name="T5_543" style:family="text"/>
    <style:style style:name="T5_544" style:family="text"/>
    <style:style style:name="T5_545" style:family="text"/>
    <style:style style:name="T5_546" style:family="text"/>
    <style:style style:name="T5_547" style:family="text"/>
    <style:style style:name="T5_548" style:family="text"/>
    <style:style style:name="T5_549" style:family="text"/>
    <style:style style:name="T5_550" style:family="text"/>
    <style:style style:name="T5_551" style:family="text"/>
    <style:style style:name="T5_552" style:family="text"/>
    <style:style style:name="T5_553" style:family="text"/>
    <style:style style:name="T5_554" style:family="text"/>
    <style:style style:name="T5_555" style:family="text"/>
    <style:style style:name="T5_556" style:family="text"/>
    <style:style style:name="T5_557" style:family="text"/>
    <style:style style:name="T5_558" style:family="text"/>
    <style:style style:name="T5_559" style:family="text"/>
    <style:style style:name="T5_560" style:family="text"/>
    <style:style style:name="T5_561" style:family="text"/>
    <style:style style:name="T5_562" style:family="text"/>
    <style:style style:name="T5_563" style:family="text"/>
    <style:style style:name="T5_564" style:family="text"/>
    <style:style style:name="P6" style:family="paragraph" style:parent-style-name="Standard">
      <style:paragraph-properties fo:break-before="auto" fo:line-height="115%" fo:margin-bottom="0cm" style:writing-mode="lr-tb"/>
    </style:style>
    <style:style style:name="P7" style:family="paragraph" style:parent-style-name="Standard">
      <style:paragraph-properties fo:break-before="auto" fo:line-height="115%" fo:margin-bottom="0cm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>
      <style:text-properties fo:color="#0000ff" style:text-underline-style="solid" style:text-underline-color="font-color"/>
    </style:style>
    <style:style style:name="T7_9" style:family="text"/>
    <style:style style:name="T7_10" style:family="text"/>
    <style:style style:name="T7_11" style:family="text">
      <style:text-properties fo:color="#0000ff" style:text-underline-style="solid" style:text-underline-color="font-color"/>
    </style:style>
    <style:style style:name="T7_12" style:family="text"/>
    <style:style style:name="T7_13" style:family="text"/>
    <style:style style:name="T7_14" style:family="text">
      <style:text-properties fo:color="#0000ff" style:text-underline-style="solid" style:text-underline-color="font-color"/>
    </style:style>
    <style:style style:name="P8" style:family="paragraph" style:parent-style-name="Standard">
      <style:paragraph-properties fo:break-before="auto" fo:line-height="115%" fo:margin-bottom="0cm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>
      <style:text-properties fo:color="#0000ff" style:text-underline-style="solid" style:text-underline-color="font-color"/>
    </style:style>
    <style:style style:name="T8_9" style:family="text"/>
    <style:style style:name="T8_10" style:family="text"/>
    <style:style style:name="T8_11" style:family="text">
      <style:text-properties fo:color="#0000ff" style:text-underline-style="solid" style:text-underline-color="font-color"/>
    </style:style>
    <style:style style:name="T8_12" style:family="text"/>
    <style:style style:name="T8_13" style:family="text"/>
    <style:style style:name="T8_14" style:family="text">
      <style:text-properties fo:color="#0000ff" style:text-underline-style="solid" style:text-underline-color="font-color"/>
    </style:style>
    <style:style style:name="P9" style:family="paragraph" style:parent-style-name="Standard">
      <style:paragraph-properties fo:break-before="auto" fo:line-height="115%" fo:margin-bottom="0cm" style:writing-mode="lr-tb"/>
    </style:style>
    <style:style style:name="P10" style:family="paragraph" style:parent-style-name="Standard">
      <style:paragraph-properties fo:break-before="auto" fo:line-height="115%" fo:margin-bottom="0cm" style:writing-mode="lr-tb"/>
    </style:style>
    <style:style style:name="T10_1" style:family="text"/>
    <style:style style:name="T10_2" style:family="text"/>
    <style:style style:name="P11" style:family="paragraph" style:parent-style-name="Standard">
      <style:paragraph-properties fo:break-before="auto" fo:line-height="115%" fo:margin-bottom="0cm" style:writing-mode="lr-tb"/>
    </style:style>
    <style:style style:name="P12" style:family="paragraph" style:parent-style-name="Standard">
      <style:paragraph-properties fo:break-before="auto" fo:line-height="115%" fo:margin-bottom="0cm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T12_11" style:family="text"/>
    <style:style style:name="T12_12" style:family="text"/>
    <style:style style:name="T12_13" style:family="text"/>
    <style:style style:name="T12_14" style:family="text"/>
    <style:style style:name="T12_15" style:family="text"/>
    <style:style style:name="T12_16" style:family="text"/>
    <style:style style:name="T12_17" style:family="text"/>
    <style:style style:name="T12_18" style:family="text"/>
    <style:style style:name="T12_19" style:family="text"/>
    <style:style style:name="T12_20" style:family="text"/>
    <style:style style:name="T12_21" style:family="text"/>
    <style:style style:name="T12_22" style:family="text"/>
    <style:style style:name="T12_23" style:family="text"/>
    <style:style style:name="T12_24" style:family="text"/>
    <style:style style:name="T12_25" style:family="text"/>
    <style:style style:name="T12_26" style:family="text"/>
    <style:style style:name="T12_27" style:family="text"/>
    <style:style style:name="T12_28" style:family="text"/>
    <style:style style:name="T12_29" style:family="text"/>
    <style:style style:name="T12_30" style:family="text"/>
    <style:style style:name="T12_31" style:family="text"/>
    <style:style style:name="T12_32" style:family="text"/>
    <style:style style:name="T12_33" style:family="text"/>
    <style:style style:name="T12_34" style:family="text"/>
    <style:style style:name="T12_35" style:family="text"/>
    <style:style style:name="T12_36" style:family="text"/>
    <style:style style:name="T12_37" style:family="text"/>
    <style:style style:name="T12_38" style:family="text"/>
    <style:style style:name="T12_39" style:family="text"/>
    <style:style style:name="T12_40" style:family="text"/>
    <style:style style:name="T12_41" style:family="text"/>
    <style:style style:name="T12_42" style:family="text"/>
    <style:style style:name="T12_43" style:family="text"/>
    <style:style style:name="T12_44" style:family="text"/>
    <style:style style:name="T12_45" style:family="text"/>
    <style:style style:name="T12_46" style:family="text"/>
    <style:style style:name="T12_47" style:family="text"/>
    <style:style style:name="T12_48" style:family="text"/>
    <style:style style:name="T12_49" style:family="text"/>
    <style:style style:name="T12_50" style:family="text"/>
    <style:style style:name="T12_51" style:family="text"/>
    <style:style style:name="T12_52" style:family="text"/>
    <style:style style:name="T12_53" style:family="text"/>
    <style:style style:name="T12_54" style:family="text"/>
    <style:style style:name="T12_55" style:family="text"/>
    <style:style style:name="T12_56" style:family="text"/>
    <style:style style:name="T12_57" style:family="text"/>
    <style:style style:name="T12_58" style:family="text"/>
    <style:style style:name="T12_59" style:family="text"/>
    <style:style style:name="T12_60" style:family="text"/>
    <style:style style:name="T12_61" style:family="text"/>
    <style:style style:name="T12_62" style:family="text"/>
    <style:style style:name="T12_63" style:family="text"/>
    <style:style style:name="T12_64" style:family="text"/>
    <style:style style:name="T12_65" style:family="text"/>
    <style:style style:name="T12_66" style:family="text"/>
    <style:style style:name="T12_67" style:family="text"/>
    <style:style style:name="T12_68" style:family="text"/>
    <style:style style:name="T12_69" style:family="text"/>
    <style:style style:name="T12_70" style:family="text"/>
    <style:style style:name="T12_71" style:family="text"/>
    <style:style style:name="T12_72" style:family="text"/>
    <style:style style:name="T12_73" style:family="text"/>
    <style:style style:name="T12_74" style:family="text"/>
    <style:style style:name="T12_75" style:family="text"/>
    <style:style style:name="T12_76" style:family="text"/>
    <style:style style:name="T12_77" style:family="text"/>
    <style:style style:name="T12_78" style:family="text"/>
    <style:style style:name="T12_79" style:family="text"/>
    <style:style style:name="T12_80" style:family="text"/>
    <style:style style:name="T12_81" style:family="text"/>
    <style:style style:name="T12_82" style:family="text"/>
    <style:style style:name="T12_83" style:family="text"/>
    <style:style style:name="T12_84" style:family="text"/>
    <style:style style:name="T12_85" style:family="text"/>
    <style:style style:name="T12_86" style:family="text"/>
    <style:style style:name="T12_87" style:family="text"/>
    <style:style style:name="T12_88" style:family="text"/>
    <style:style style:name="T12_89" style:family="text"/>
    <style:style style:name="T12_90" style:family="text"/>
    <style:style style:name="T12_91" style:family="text"/>
    <style:style style:name="T12_92" style:family="text"/>
    <style:style style:name="T12_93" style:family="text"/>
    <style:style style:name="T12_94" style:family="text"/>
    <style:style style:name="T12_95" style:family="text"/>
    <style:style style:name="T12_96" style:family="text"/>
    <style:style style:name="T12_97" style:family="text"/>
    <style:style style:name="T12_98" style:family="text"/>
    <style:style style:name="T12_99" style:family="text"/>
    <style:style style:name="T12_100" style:family="text"/>
    <style:style style:name="T12_101" style:family="text"/>
    <style:style style:name="T12_102" style:family="text"/>
    <style:style style:name="T12_103" style:family="text"/>
    <style:style style:name="T12_104" style:family="text"/>
    <style:style style:name="T12_105" style:family="text"/>
    <style:style style:name="T12_106" style:family="text"/>
    <style:style style:name="T12_107" style:family="text"/>
    <style:style style:name="T12_108" style:family="text"/>
    <style:style style:name="T12_109" style:family="text"/>
    <style:style style:name="T12_110" style:family="text"/>
    <style:style style:name="T12_111" style:family="text"/>
    <style:style style:name="T12_112" style:family="text"/>
    <style:style style:name="T12_113" style:family="text"/>
    <style:style style:name="T12_114" style:family="text"/>
    <style:style style:name="T12_115" style:family="text"/>
    <style:style style:name="T12_116" style:family="text"/>
    <style:style style:name="T12_117" style:family="text"/>
    <style:style style:name="T12_118" style:family="text"/>
    <style:style style:name="T12_119" style:family="text"/>
    <style:style style:name="T12_120" style:family="text"/>
    <style:style style:name="T12_121" style:family="text"/>
    <style:style style:name="T12_122" style:family="text"/>
    <style:style style:name="T12_123" style:family="text"/>
    <style:style style:name="T12_124" style:family="text"/>
    <style:style style:name="T12_125" style:family="text"/>
    <style:style style:name="T12_126" style:family="text"/>
    <style:style style:name="T12_127" style:family="text"/>
    <style:style style:name="T12_128" style:family="text"/>
    <style:style style:name="T12_129" style:family="text"/>
    <style:style style:name="T12_130" style:family="text"/>
    <style:style style:name="T12_131" style:family="text"/>
    <style:style style:name="T12_132" style:family="text"/>
    <style:style style:name="T12_133" style:family="text"/>
    <style:style style:name="T12_134" style:family="text"/>
    <style:style style:name="T12_135" style:family="text"/>
    <style:style style:name="T12_136" style:family="text"/>
    <style:style style:name="T12_137" style:family="text"/>
    <style:style style:name="T12_138" style:family="text"/>
    <style:style style:name="T12_139" style:family="text"/>
    <style:style style:name="T12_140" style:family="text"/>
    <style:style style:name="T12_141" style:family="text"/>
    <style:style style:name="T12_142" style:family="text"/>
    <style:style style:name="T12_143" style:family="text"/>
    <style:style style:name="T12_144" style:family="text"/>
    <style:style style:name="T12_145" style:family="text"/>
    <style:style style:name="T12_146" style:family="text"/>
    <style:style style:name="T12_147" style:family="text"/>
    <style:style style:name="T12_148" style:family="text"/>
    <style:style style:name="T12_149" style:family="text"/>
    <style:style style:name="T12_150" style:family="text"/>
    <style:style style:name="T12_151" style:family="text"/>
    <style:style style:name="T12_152" style:family="text"/>
    <style:style style:name="T12_153" style:family="text"/>
    <style:style style:name="T12_154" style:family="text"/>
    <style:style style:name="T12_155" style:family="text"/>
    <style:style style:name="T12_156" style:family="text"/>
    <style:style style:name="T12_157" style:family="text"/>
    <style:style style:name="T12_158" style:family="text"/>
    <style:style style:name="T12_159" style:family="text"/>
    <style:style style:name="T12_160" style:family="text"/>
    <style:style style:name="T12_161" style:family="text"/>
    <style:style style:name="T12_162" style:family="text"/>
    <style:style style:name="T12_163" style:family="text"/>
    <style:style style:name="T12_164" style:family="text"/>
    <style:style style:name="T12_165" style:family="text"/>
    <style:style style:name="T12_166" style:family="text"/>
    <style:style style:name="T12_167" style:family="text"/>
    <style:style style:name="T12_168" style:family="text"/>
    <style:style style:name="T12_169" style:family="text"/>
    <style:style style:name="T12_170" style:family="text"/>
    <style:style style:name="T12_171" style:family="text"/>
    <style:style style:name="T12_172" style:family="text"/>
    <style:style style:name="T12_173" style:family="text"/>
    <style:style style:name="T12_174" style:family="text"/>
    <style:style style:name="T12_175" style:family="text"/>
    <style:style style:name="T12_176" style:family="text"/>
    <style:style style:name="T12_177" style:family="text"/>
    <style:style style:name="T12_178" style:family="text"/>
    <style:style style:name="T12_179" style:family="text"/>
    <style:style style:name="T12_180" style:family="text"/>
    <style:style style:name="T12_181" style:family="text"/>
    <style:style style:name="T12_182" style:family="text"/>
    <style:style style:name="T12_183" style:family="text"/>
    <style:style style:name="T12_184" style:family="text"/>
    <style:style style:name="T12_185" style:family="text"/>
    <style:style style:name="T12_186" style:family="text"/>
    <style:style style:name="T12_187" style:family="text"/>
    <style:style style:name="T12_188" style:family="text"/>
    <style:style style:name="T12_189" style:family="text"/>
    <style:style style:name="T12_190" style:family="text"/>
    <style:style style:name="T12_191" style:family="text"/>
    <style:style style:name="T12_192" style:family="text"/>
    <style:style style:name="T12_193" style:family="text"/>
    <style:style style:name="T12_194" style:family="text"/>
    <style:style style:name="T12_195" style:family="text"/>
    <style:style style:name="T12_196" style:family="text"/>
    <style:style style:name="T12_197" style:family="text"/>
    <style:style style:name="T12_198" style:family="text"/>
    <style:style style:name="T12_199" style:family="text"/>
    <style:style style:name="T12_200" style:family="text"/>
    <style:style style:name="T12_201" style:family="text"/>
    <style:style style:name="T12_202" style:family="text"/>
    <style:style style:name="T12_203" style:family="text"/>
    <style:style style:name="T12_204" style:family="text"/>
    <style:style style:name="T12_205" style:family="text"/>
    <style:style style:name="T12_206" style:family="text"/>
    <style:style style:name="T12_207" style:family="text"/>
    <style:style style:name="T12_208" style:family="text"/>
    <style:style style:name="T12_209" style:family="text"/>
    <style:style style:name="T12_210" style:family="text"/>
    <style:style style:name="T12_211" style:family="text"/>
    <style:style style:name="T12_212" style:family="text"/>
    <style:style style:name="T12_213" style:family="text"/>
    <style:style style:name="T12_214" style:family="text"/>
    <style:style style:name="T12_215" style:family="text"/>
    <style:style style:name="T12_216" style:family="text"/>
    <style:style style:name="T12_217" style:family="text"/>
    <style:style style:name="T12_218" style:family="text"/>
    <style:style style:name="T12_219" style:family="text"/>
    <style:style style:name="T12_220" style:family="text"/>
    <style:style style:name="T12_221" style:family="text"/>
    <style:style style:name="T12_222" style:family="text"/>
    <style:style style:name="T12_223" style:family="text"/>
    <style:style style:name="T12_224" style:family="text"/>
    <style:style style:name="T12_225" style:family="text"/>
    <style:style style:name="T12_226" style:family="text"/>
    <style:style style:name="T12_227" style:family="text"/>
    <style:style style:name="T12_228" style:family="text"/>
    <style:style style:name="T12_229" style:family="text"/>
    <style:style style:name="T12_230" style:family="text"/>
    <style:style style:name="T12_231" style:family="text"/>
    <style:style style:name="T12_232" style:family="text"/>
    <style:style style:name="T12_233" style:family="text"/>
    <style:style style:name="T12_234" style:family="text"/>
    <style:style style:name="T12_235" style:family="text"/>
    <style:style style:name="T12_236" style:family="text"/>
    <style:style style:name="T12_237" style:family="text"/>
    <style:style style:name="T12_238" style:family="text"/>
    <style:style style:name="T12_239" style:family="text"/>
    <style:style style:name="T12_240" style:family="text"/>
    <style:style style:name="T12_241" style:family="text"/>
    <style:style style:name="T12_242" style:family="text"/>
    <style:style style:name="T12_243" style:family="text"/>
    <style:style style:name="T12_244" style:family="text"/>
    <style:style style:name="T12_245" style:family="text"/>
    <style:style style:name="T12_246" style:family="text"/>
    <style:style style:name="T12_247" style:family="text"/>
    <style:style style:name="T12_248" style:family="text"/>
    <style:style style:name="T12_249" style:family="text"/>
    <style:style style:name="T12_250" style:family="text"/>
    <style:style style:name="T12_251" style:family="text"/>
    <style:style style:name="T12_252" style:family="text"/>
    <style:style style:name="T12_253" style:family="text"/>
    <style:style style:name="T12_254" style:family="text"/>
    <style:style style:name="T12_255" style:family="text"/>
    <style:style style:name="T12_256" style:family="text"/>
    <style:style style:name="T12_257" style:family="text"/>
    <style:style style:name="T12_258" style:family="text"/>
    <style:style style:name="T12_259" style:family="text"/>
    <style:style style:name="T12_260" style:family="text"/>
    <style:style style:name="T12_261" style:family="text"/>
    <style:style style:name="T12_262" style:family="text"/>
    <style:style style:name="T12_263" style:family="text"/>
    <style:style style:name="T12_264" style:family="text"/>
    <style:style style:name="T12_265" style:family="text"/>
    <style:style style:name="T12_266" style:family="text"/>
    <style:style style:name="T12_267" style:family="text"/>
    <style:style style:name="T12_268" style:family="text"/>
    <style:style style:name="T12_269" style:family="text"/>
    <style:style style:name="T12_270" style:family="text"/>
    <style:style style:name="T12_271" style:family="text"/>
    <style:style style:name="T12_272" style:family="text"/>
    <style:style style:name="T12_273" style:family="text"/>
    <style:style style:name="T12_274" style:family="text"/>
    <style:style style:name="T12_275" style:family="text"/>
    <style:style style:name="T12_276" style:family="text"/>
    <style:style style:name="T12_277" style:family="text"/>
    <style:style style:name="T12_278" style:family="text"/>
    <style:style style:name="T12_279" style:family="text"/>
    <style:style style:name="T12_280" style:family="text"/>
    <style:style style:name="T12_281" style:family="text"/>
    <style:style style:name="T12_282" style:family="text"/>
    <style:style style:name="T12_283" style:family="text"/>
    <style:style style:name="T12_284" style:family="text"/>
    <style:style style:name="T12_285" style:family="text"/>
    <style:style style:name="T12_286" style:family="text"/>
    <style:style style:name="T12_287" style:family="text"/>
    <style:style style:name="T12_288" style:family="text"/>
    <style:style style:name="T12_289" style:family="text"/>
    <style:style style:name="T12_290" style:family="text"/>
    <style:style style:name="T12_291" style:family="text"/>
    <style:style style:name="T12_292" style:family="text"/>
    <style:style style:name="T12_293" style:family="text"/>
    <style:style style:name="T12_294" style:family="text"/>
    <style:style style:name="T12_295" style:family="text"/>
    <style:style style:name="T12_296" style:family="text"/>
    <style:style style:name="T12_297" style:family="text"/>
    <style:style style:name="T12_298" style:family="text"/>
    <style:style style:name="T12_299" style:family="text"/>
    <style:style style:name="T12_300" style:family="text"/>
    <style:style style:name="T12_301" style:family="text"/>
    <style:style style:name="T12_302" style:family="text"/>
    <style:style style:name="T12_303" style:family="text"/>
    <style:style style:name="T12_304" style:family="text"/>
    <style:style style:name="T12_305" style:family="text"/>
    <style:style style:name="T12_306" style:family="text"/>
    <style:style style:name="T12_307" style:family="text"/>
    <style:style style:name="T12_308" style:family="text"/>
    <style:style style:name="T12_309" style:family="text"/>
    <style:style style:name="T12_310" style:family="text"/>
    <style:style style:name="T12_311" style:family="text"/>
    <style:style style:name="T12_312" style:family="text"/>
    <style:style style:name="T12_313" style:family="text"/>
    <style:style style:name="T12_314" style:family="text"/>
    <style:style style:name="T12_315" style:family="text"/>
    <style:style style:name="T12_316" style:family="text"/>
    <style:style style:name="T12_317" style:family="text"/>
    <style:style style:name="T12_318" style:family="text"/>
    <style:style style:name="T12_319" style:family="text"/>
    <style:style style:name="T12_320" style:family="text"/>
    <style:style style:name="T12_321" style:family="text"/>
    <style:style style:name="T12_322" style:family="text"/>
    <style:style style:name="T12_323" style:family="text"/>
    <style:style style:name="T12_324" style:family="text"/>
    <style:style style:name="T12_325" style:family="text"/>
    <style:style style:name="T12_326" style:family="text"/>
    <style:style style:name="T12_327" style:family="text"/>
    <style:style style:name="T12_328" style:family="text"/>
    <style:style style:name="T12_329" style:family="text"/>
    <style:style style:name="T12_330" style:family="text"/>
    <style:style style:name="T12_331" style:family="text"/>
    <style:style style:name="T12_332" style:family="text"/>
    <style:style style:name="T12_333" style:family="text"/>
    <style:style style:name="T12_334" style:family="text"/>
    <style:style style:name="T12_335" style:family="text"/>
    <style:style style:name="T12_336" style:family="text"/>
    <style:style style:name="T12_337" style:family="text"/>
    <style:style style:name="T12_338" style:family="text"/>
    <style:style style:name="T12_339" style:family="text"/>
    <style:style style:name="T12_340" style:family="text"/>
    <style:style style:name="T12_341" style:family="text"/>
    <style:style style:name="T12_342" style:family="text"/>
    <style:style style:name="T12_343" style:family="text"/>
    <style:style style:name="T12_344" style:family="text"/>
    <style:style style:name="T12_345" style:family="text"/>
    <style:style style:name="T12_346" style:family="text"/>
    <style:style style:name="T12_347" style:family="text"/>
    <style:style style:name="T12_348" style:family="text"/>
    <style:style style:name="T12_349" style:family="text"/>
    <style:style style:name="T12_350" style:family="text"/>
    <style:style style:name="T12_351" style:family="text"/>
    <style:style style:name="T12_352" style:family="text"/>
    <style:style style:name="T12_353" style:family="text"/>
    <style:style style:name="T12_354" style:family="text"/>
    <style:style style:name="T12_355" style:family="text"/>
    <style:style style:name="T12_356" style:family="text"/>
    <style:style style:name="T12_357" style:family="text"/>
    <style:style style:name="T12_358" style:family="text"/>
    <style:style style:name="T12_359" style:family="text"/>
    <style:style style:name="T12_360" style:family="text"/>
    <style:style style:name="T12_361" style:family="text"/>
    <style:style style:name="T12_362" style:family="text"/>
    <style:style style:name="T12_363" style:family="text"/>
    <style:style style:name="T12_364" style:family="text"/>
    <style:style style:name="T12_365" style:family="text"/>
    <style:style style:name="T12_366" style:family="text"/>
    <style:style style:name="T12_367" style:family="text"/>
    <style:style style:name="T12_368" style:family="text"/>
    <style:style style:name="T12_369" style:family="text"/>
    <style:style style:name="T12_370" style:family="text"/>
    <style:style style:name="T12_371" style:family="text"/>
    <style:style style:name="T12_372" style:family="text"/>
    <style:style style:name="T12_373" style:family="text"/>
    <style:style style:name="T12_374" style:family="text"/>
    <style:style style:name="T12_375" style:family="text"/>
    <style:style style:name="T12_376" style:family="text"/>
    <style:style style:name="T12_377" style:family="text"/>
    <style:style style:name="T12_378" style:family="text"/>
    <style:style style:name="T12_379" style:family="text"/>
    <style:style style:name="T12_380" style:family="text"/>
    <style:style style:name="T12_381" style:family="text"/>
    <style:style style:name="T12_382" style:family="text"/>
    <style:style style:name="T12_383" style:family="text"/>
    <style:style style:name="T12_384" style:family="text"/>
    <style:style style:name="T12_385" style:family="text"/>
    <style:style style:name="T12_386" style:family="text"/>
    <style:style style:name="T12_387" style:family="text"/>
    <style:style style:name="T12_388" style:family="text"/>
    <style:style style:name="T12_389" style:family="text"/>
    <style:style style:name="T12_390" style:family="text"/>
    <style:style style:name="T12_391" style:family="text"/>
    <style:style style:name="T12_392" style:family="text"/>
    <style:style style:name="T12_393" style:family="text"/>
    <style:style style:name="T12_394" style:family="text"/>
    <style:style style:name="T12_395" style:family="text"/>
    <style:style style:name="T12_396" style:family="text"/>
    <style:style style:name="T12_397" style:family="text"/>
    <style:style style:name="T12_398" style:family="text"/>
    <style:style style:name="T12_399" style:family="text"/>
    <style:style style:name="T12_400" style:family="text"/>
    <style:style style:name="T12_401" style:family="text"/>
    <style:style style:name="T12_402" style:family="text"/>
    <style:style style:name="T12_403" style:family="text"/>
    <style:style style:name="T12_404" style:family="text"/>
    <style:style style:name="T12_405" style:family="text"/>
    <style:style style:name="T12_406" style:family="text"/>
    <style:style style:name="T12_407" style:family="text"/>
    <style:style style:name="T12_408" style:family="text"/>
    <style:style style:name="T12_409" style:family="text"/>
    <style:style style:name="T12_410" style:family="text"/>
    <style:style style:name="T12_411" style:family="text"/>
    <style:style style:name="T12_412" style:family="text"/>
    <style:style style:name="T12_413" style:family="text"/>
    <style:style style:name="T12_414" style:family="text"/>
    <style:style style:name="T12_415" style:family="text"/>
    <style:style style:name="T12_416" style:family="text"/>
    <style:style style:name="T12_417" style:family="text"/>
    <style:style style:name="T12_418" style:family="text"/>
    <style:style style:name="T12_419" style:family="text"/>
    <style:style style:name="T12_420" style:family="text"/>
    <style:style style:name="T12_421" style:family="text"/>
    <style:style style:name="T12_422" style:family="text"/>
    <style:style style:name="T12_423" style:family="text"/>
    <style:style style:name="T12_424" style:family="text"/>
    <style:style style:name="T12_425" style:family="text"/>
    <style:style style:name="T12_426" style:family="text"/>
    <style:style style:name="T12_427" style:family="text"/>
    <style:style style:name="T12_428" style:family="text"/>
    <style:style style:name="T12_429" style:family="text"/>
    <style:style style:name="T12_430" style:family="text"/>
    <style:style style:name="T12_431" style:family="text"/>
    <style:style style:name="T12_432" style:family="text"/>
    <style:style style:name="T12_433" style:family="text"/>
    <style:style style:name="T12_434" style:family="text"/>
    <style:style style:name="T12_435" style:family="text"/>
    <style:style style:name="T12_436" style:family="text"/>
    <style:style style:name="T12_437" style:family="text"/>
    <style:style style:name="T12_438" style:family="text"/>
    <style:style style:name="T12_439" style:family="text"/>
    <style:style style:name="T12_440" style:family="text"/>
    <style:style style:name="T12_441" style:family="text"/>
    <style:style style:name="T12_442" style:family="text"/>
    <style:style style:name="T12_443" style:family="text"/>
    <style:style style:name="T12_444" style:family="text"/>
    <style:style style:name="T12_445" style:family="text"/>
    <style:style style:name="T12_446" style:family="text"/>
    <style:style style:name="T12_447" style:family="text"/>
    <style:style style:name="T12_448" style:family="text"/>
    <style:style style:name="T12_449" style:family="text"/>
    <style:style style:name="T12_450" style:family="text"/>
    <style:style style:name="T12_451" style:family="text"/>
    <style:style style:name="T12_452" style:family="text"/>
    <style:style style:name="T12_453" style:family="text"/>
    <style:style style:name="T12_454" style:family="text"/>
    <style:style style:name="T12_455" style:family="text"/>
    <style:style style:name="T12_456" style:family="text"/>
    <style:style style:name="T12_457" style:family="text"/>
    <style:style style:name="T12_458" style:family="text"/>
    <style:style style:name="T12_459" style:family="text"/>
    <style:style style:name="T12_460" style:family="text"/>
    <style:style style:name="T12_461" style:family="text"/>
    <style:style style:name="T12_462" style:family="text"/>
    <style:style style:name="T12_463" style:family="text"/>
    <style:style style:name="T12_464" style:family="text"/>
    <style:style style:name="T12_465" style:family="text"/>
    <style:style style:name="T12_466" style:family="text"/>
    <style:style style:name="T12_467" style:family="text"/>
    <style:style style:name="T12_468" style:family="text"/>
    <style:style style:name="T12_469" style:family="text"/>
    <style:style style:name="T12_470" style:family="text"/>
    <style:style style:name="T12_471" style:family="text"/>
    <style:style style:name="T12_472" style:family="text"/>
    <style:style style:name="T12_473" style:family="text"/>
    <style:style style:name="T12_474" style:family="text"/>
    <style:style style:name="T12_475" style:family="text"/>
    <style:style style:name="T12_476" style:family="text"/>
    <style:style style:name="T12_477" style:family="text"/>
    <style:style style:name="T12_478" style:family="text"/>
    <style:style style:name="T12_479" style:family="text"/>
    <style:style style:name="T12_480" style:family="text"/>
    <style:style style:name="T12_481" style:family="text"/>
    <style:style style:name="T12_482" style:family="text"/>
    <style:style style:name="T12_483" style:family="text"/>
    <style:style style:name="T12_484" style:family="text"/>
    <style:style style:name="T12_485" style:family="text"/>
    <style:style style:name="T12_486" style:family="text"/>
    <style:style style:name="T12_487" style:family="text"/>
    <style:style style:name="T12_488" style:family="text"/>
    <style:style style:name="T12_489" style:family="text"/>
    <style:style style:name="T12_490" style:family="text"/>
    <style:style style:name="T12_491" style:family="text"/>
    <style:style style:name="T12_492" style:family="text"/>
    <style:style style:name="T12_493" style:family="text"/>
    <style:style style:name="T12_494" style:family="text"/>
    <style:style style:name="T12_495" style:family="text"/>
    <style:style style:name="T12_496" style:family="text"/>
    <style:style style:name="T12_497" style:family="text"/>
    <style:style style:name="T12_498" style:family="text"/>
    <style:style style:name="T12_499" style:family="text"/>
    <style:style style:name="T12_500" style:family="text"/>
    <style:style style:name="T12_501" style:family="text"/>
    <style:style style:name="T12_502" style:family="text"/>
    <style:style style:name="T12_503" style:family="text"/>
    <style:style style:name="T12_504" style:family="text"/>
    <style:style style:name="T12_505" style:family="text"/>
    <style:style style:name="T12_506" style:family="text"/>
    <style:style style:name="T12_507" style:family="text"/>
    <style:style style:name="T12_508" style:family="text"/>
    <style:style style:name="T12_509" style:family="text"/>
    <style:style style:name="T12_510" style:family="text"/>
    <style:style style:name="T12_511" style:family="text"/>
    <style:style style:name="T12_512" style:family="text"/>
    <style:style style:name="T12_513" style:family="text"/>
    <style:style style:name="T12_514" style:family="text"/>
    <style:style style:name="T12_515" style:family="text"/>
    <style:style style:name="T12_516" style:family="text"/>
    <style:style style:name="T12_517" style:family="text"/>
    <style:style style:name="T12_518" style:family="text"/>
    <style:style style:name="T12_519" style:family="text"/>
    <style:style style:name="T12_520" style:family="text"/>
    <style:style style:name="T12_521" style:family="text"/>
    <style:style style:name="T12_522" style:family="text"/>
    <style:style style:name="T12_523" style:family="text"/>
    <style:style style:name="T12_524" style:family="text"/>
    <style:style style:name="T12_525" style:family="text"/>
    <style:style style:name="T12_526" style:family="text"/>
    <style:style style:name="T12_527" style:family="text"/>
    <style:style style:name="T12_528" style:family="text"/>
    <style:style style:name="T12_529" style:family="text"/>
    <style:style style:name="T12_530" style:family="text"/>
    <style:style style:name="T12_531" style:family="text"/>
    <style:style style:name="T12_532" style:family="text"/>
    <style:style style:name="T12_533" style:family="text"/>
    <style:style style:name="T12_534" style:family="text"/>
    <style:style style:name="T12_535" style:family="text"/>
    <style:style style:name="T12_536" style:family="text"/>
    <style:style style:name="T12_537" style:family="text"/>
    <style:style style:name="T12_538" style:family="text"/>
    <style:style style:name="T12_539" style:family="text"/>
    <style:style style:name="T12_540" style:family="text"/>
    <style:style style:name="T12_541" style:family="text"/>
    <style:style style:name="T12_542" style:family="text"/>
    <style:style style:name="T12_543" style:family="text"/>
    <style:style style:name="T12_544" style:family="text"/>
    <style:style style:name="T12_545" style:family="text"/>
    <style:style style:name="T12_546" style:family="text"/>
    <style:style style:name="T12_547" style:family="text"/>
    <style:style style:name="T12_548" style:family="text"/>
    <style:style style:name="T12_549" style:family="text"/>
    <style:style style:name="T12_550" style:family="text"/>
    <style:style style:name="T12_551" style:family="text"/>
    <style:style style:name="T12_552" style:family="text"/>
    <style:style style:name="T12_553" style:family="text"/>
    <style:style style:name="T12_554" style:family="text"/>
    <style:style style:name="T12_555" style:family="text"/>
    <style:style style:name="T12_556" style:family="text"/>
    <style:style style:name="T12_557" style:family="text"/>
    <style:style style:name="T12_558" style:family="text"/>
    <style:style style:name="T12_559" style:family="text"/>
    <style:style style:name="T12_560" style:family="text"/>
    <style:style style:name="T12_561" style:family="text"/>
    <style:style style:name="T12_562" style:family="text"/>
    <style:style style:name="T12_563" style:family="text"/>
    <style:style style:name="T12_564" style:family="text"/>
    <style:style style:name="T12_565" style:family="text"/>
    <style:style style:name="T12_566" style:family="text"/>
    <style:style style:name="T12_567" style:family="text"/>
    <style:style style:name="T12_568" style:family="text"/>
    <style:style style:name="T12_569" style:family="text"/>
    <style:style style:name="T12_570" style:family="text"/>
    <style:style style:name="T12_571" style:family="text"/>
    <style:style style:name="T12_572" style:family="text"/>
    <style:style style:name="T12_573" style:family="text"/>
    <style:style style:name="T12_574" style:family="text"/>
    <style:style style:name="T12_575" style:family="text"/>
    <style:style style:name="T12_576" style:family="text"/>
    <style:style style:name="T12_577" style:family="text"/>
    <style:style style:name="T12_578" style:family="text"/>
    <style:style style:name="T12_579" style:family="text"/>
    <style:style style:name="T12_580" style:family="text"/>
    <style:style style:name="T12_581" style:family="text"/>
    <style:style style:name="T12_582" style:family="text"/>
    <style:style style:name="T12_583" style:family="text"/>
    <style:style style:name="T12_584" style:family="text"/>
    <style:style style:name="T12_585" style:family="text"/>
    <style:style style:name="T12_586" style:family="text"/>
    <style:style style:name="T12_587" style:family="text"/>
    <style:style style:name="T12_588" style:family="text"/>
    <style:style style:name="T12_589" style:family="text"/>
    <style:style style:name="T12_590" style:family="text"/>
    <style:style style:name="T12_591" style:family="text"/>
    <style:style style:name="T12_592" style:family="text"/>
    <style:style style:name="T12_593" style:family="text"/>
    <style:style style:name="T12_594" style:family="text"/>
    <style:style style:name="T12_595" style:family="text"/>
    <style:style style:name="T12_596" style:family="text"/>
    <style:style style:name="T12_597" style:family="text"/>
    <style:style style:name="T12_598" style:family="text"/>
    <style:style style:name="T12_599" style:family="text"/>
    <style:style style:name="T12_600" style:family="text"/>
    <style:style style:name="T12_601" style:family="text"/>
    <style:style style:name="T12_602" style:family="text"/>
    <style:style style:name="T12_603" style:family="text"/>
    <style:style style:name="T12_604" style:family="text"/>
    <style:style style:name="T12_605" style:family="text"/>
    <style:style style:name="T12_606" style:family="text"/>
    <style:style style:name="T12_607" style:family="text"/>
    <style:style style:name="T12_608" style:family="text"/>
    <style:style style:name="T12_609" style:family="text"/>
    <style:style style:name="T12_610" style:family="text"/>
    <style:style style:name="T12_611" style:family="text"/>
    <style:style style:name="T12_612" style:family="text"/>
    <style:style style:name="T12_613" style:family="text"/>
    <style:style style:name="T12_614" style:family="text"/>
    <style:style style:name="T12_615" style:family="text"/>
    <style:style style:name="T12_616" style:family="text"/>
    <style:style style:name="T12_617" style:family="text"/>
    <style:style style:name="T12_618" style:family="text"/>
    <style:style style:name="T12_619" style:family="text"/>
    <style:style style:name="T12_620" style:family="text"/>
    <style:style style:name="T12_621" style:family="text"/>
    <style:style style:name="T12_622" style:family="text"/>
    <style:style style:name="T12_623" style:family="text"/>
    <style:style style:name="T12_624" style:family="text"/>
    <style:style style:name="T12_625" style:family="text"/>
    <style:style style:name="T12_626" style:family="text"/>
    <style:style style:name="T12_627" style:family="text"/>
    <style:style style:name="T12_628" style:family="text"/>
    <style:style style:name="T12_629" style:family="text"/>
    <style:style style:name="T12_630" style:family="text"/>
    <style:style style:name="T12_631" style:family="text"/>
    <style:style style:name="T12_632" style:family="text"/>
    <style:style style:name="T12_633" style:family="text"/>
    <style:style style:name="T12_634" style:family="text"/>
    <style:style style:name="T12_635" style:family="text"/>
    <style:style style:name="T12_636" style:family="text"/>
    <style:style style:name="T12_637" style:family="text"/>
    <style:style style:name="T12_638" style:family="text"/>
    <style:style style:name="T12_639" style:family="text"/>
    <style:style style:name="T12_640" style:family="text"/>
    <style:style style:name="T12_641" style:family="text"/>
    <style:style style:name="T12_642" style:family="text"/>
    <style:style style:name="T12_643" style:family="text"/>
    <style:style style:name="T12_644" style:family="text"/>
    <style:style style:name="T12_645" style:family="text"/>
    <style:style style:name="T12_646" style:family="text"/>
    <style:style style:name="T12_647" style:family="text"/>
    <style:style style:name="T12_648" style:family="text"/>
    <style:style style:name="T12_649" style:family="text"/>
    <style:style style:name="T12_650" style:family="text"/>
    <style:style style:name="T12_651" style:family="text"/>
    <style:style style:name="T12_652" style:family="text"/>
    <style:style style:name="T12_653" style:family="text"/>
    <style:style style:name="T12_654" style:family="text"/>
    <style:style style:name="T12_655" style:family="text"/>
    <style:style style:name="T12_656" style:family="text"/>
    <style:style style:name="T12_657" style:family="text"/>
    <style:style style:name="T12_658" style:family="text"/>
    <style:style style:name="T12_659" style:family="text"/>
    <style:style style:name="T12_660" style:family="text"/>
    <style:style style:name="T12_661" style:family="text"/>
    <style:style style:name="T12_662" style:family="text"/>
    <style:style style:name="T12_663" style:family="text"/>
    <style:style style:name="T12_664" style:family="text"/>
    <style:style style:name="T12_665" style:family="text"/>
    <style:style style:name="T12_666" style:family="text"/>
    <style:style style:name="T12_667" style:family="text"/>
    <style:style style:name="T12_668" style:family="text"/>
    <style:style style:name="T12_669" style:family="text"/>
    <style:style style:name="T12_670" style:family="text"/>
    <style:style style:name="T12_671" style:family="text"/>
    <style:style style:name="T12_672" style:family="text"/>
    <style:style style:name="T12_673" style:family="text"/>
    <style:style style:name="T12_674" style:family="text"/>
    <style:style style:name="T12_675" style:family="text"/>
    <style:style style:name="T12_676" style:family="text"/>
    <style:style style:name="T12_677" style:family="text"/>
    <style:style style:name="T12_678" style:family="text"/>
    <style:style style:name="T12_679" style:family="text"/>
    <style:style style:name="T12_680" style:family="text"/>
    <style:style style:name="T12_681" style:family="text"/>
    <style:style style:name="T12_682" style:family="text"/>
    <style:style style:name="T12_683" style:family="text"/>
    <style:style style:name="T12_684" style:family="text"/>
    <style:style style:name="T12_685" style:family="text"/>
    <style:style style:name="T12_686" style:family="text"/>
    <style:style style:name="T12_687" style:family="text"/>
    <style:style style:name="T12_688" style:family="text"/>
    <style:style style:name="T12_689" style:family="text"/>
    <style:style style:name="T12_690" style:family="text"/>
    <style:style style:name="T12_691" style:family="text"/>
    <style:style style:name="P13" style:family="paragraph" style:parent-style-name="Standard">
      <style:paragraph-properties fo:break-before="auto" fo:line-height="115%" fo:margin-bottom="0cm" style:writing-mode="lr-tb"/>
    </style:style>
    <style:style style:name="P14" style:family="paragraph" style:parent-style-name="Standard">
      <style:paragraph-properties fo:break-before="auto" fo:line-height="115%" fo:margin-bottom="0cm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>
      <style:text-properties fo:color="#0000ff" style:text-underline-style="solid" style:text-underline-color="font-color"/>
    </style:style>
    <style:style style:name="T14_9" style:family="text"/>
    <style:style style:name="T14_10" style:family="text"/>
    <style:style style:name="T14_11" style:family="text">
      <style:text-properties fo:color="#0000ff" style:text-underline-style="solid" style:text-underline-color="font-color"/>
    </style:style>
    <style:style style:name="T14_12" style:family="text"/>
    <style:style style:name="T14_13" style:family="text"/>
    <style:style style:name="T14_14" style:family="text">
      <style:text-properties fo:color="#0000ff" style:text-underline-style="solid" style:text-underline-color="font-color"/>
    </style:style>
    <style:style style:name="T14_15" style:family="text"/>
    <style:style style:name="T14_16" style:family="text"/>
    <style:style style:name="T14_17" style:family="text">
      <style:text-properties fo:color="#0000ff" style:text-underline-style="solid" style:text-underline-color="font-color"/>
    </style:style>
    <style:style style:name="P15" style:family="paragraph" style:parent-style-name="Standard">
      <style:paragraph-properties fo:break-before="auto" fo:line-height="115%" fo:margin-bottom="0cm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>
      <style:text-properties fo:color="#0000ff" style:text-underline-style="solid" style:text-underline-color="font-color"/>
    </style:style>
    <style:style style:name="T15_9" style:family="text"/>
    <style:style style:name="T15_10" style:family="text"/>
    <style:style style:name="T15_11" style:family="text">
      <style:text-properties fo:color="#0000ff" style:text-underline-style="solid" style:text-underline-color="font-color"/>
    </style:style>
    <style:style style:name="T15_12" style:family="text"/>
    <style:style style:name="T15_13" style:family="text"/>
    <style:style style:name="T15_14" style:family="text">
      <style:text-properties fo:color="#0000ff" style:text-underline-style="solid" style:text-underline-color="font-color"/>
    </style:style>
    <style:style style:name="T15_15" style:family="text"/>
    <style:style style:name="T15_16" style:family="text"/>
    <style:style style:name="T15_17" style:family="text">
      <style:text-properties fo:color="#0000ff" style:text-underline-style="solid" style:text-underline-color="font-color"/>
    </style:style>
    <style:style style:name="P16" style:family="paragraph" style:parent-style-name="Standard">
      <style:paragraph-properties fo:break-before="auto" fo:line-height="115%" fo:margin-bottom="0cm" style:writing-mode="lr-tb"/>
    </style:style>
    <style:style style:name="P17" style:family="paragraph" style:parent-style-name="Standard">
      <style:paragraph-properties fo:break-before="auto" fo:line-height="115%" fo:margin-bottom="0cm" style:writing-mode="lr-tb"/>
    </style:style>
    <style:style style:name="T17_1" style:family="text"/>
    <style:style style:name="T17_2" style:family="text"/>
    <style:style style:name="P18" style:family="paragraph" style:parent-style-name="Standard">
      <style:paragraph-properties fo:break-before="auto" fo:line-height="115%" fo:margin-bottom="0cm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T18_7" style:family="text"/>
    <style:style style:name="T18_8" style:family="text"/>
    <style:style style:name="T18_9" style:family="text"/>
    <style:style style:name="T18_10" style:family="text"/>
    <style:style style:name="T18_11" style:family="text"/>
    <style:style style:name="T18_12" style:family="text"/>
    <style:style style:name="T18_13" style:family="text"/>
    <style:style style:name="T18_14" style:family="text"/>
    <style:style style:name="T18_15" style:family="text"/>
    <style:style style:name="T18_16" style:family="text"/>
    <style:style style:name="T18_17" style:family="text"/>
    <style:style style:name="T18_18" style:family="text"/>
    <style:style style:name="T18_19" style:family="text"/>
    <style:style style:name="T18_20" style:family="text"/>
    <style:style style:name="T18_21" style:family="text"/>
    <style:style style:name="T18_22" style:family="text"/>
    <style:style style:name="T18_23" style:family="text"/>
    <style:style style:name="T18_24" style:family="text"/>
    <style:style style:name="T18_25" style:family="text"/>
    <style:style style:name="T18_26" style:family="text"/>
    <style:style style:name="T18_27" style:family="text"/>
    <style:style style:name="T18_28" style:family="text"/>
    <style:style style:name="T18_29" style:family="text"/>
    <style:style style:name="T18_30" style:family="text"/>
    <style:style style:name="T18_31" style:family="text"/>
    <style:style style:name="T18_32" style:family="text"/>
    <style:style style:name="T18_33" style:family="text"/>
    <style:style style:name="T18_34" style:family="text"/>
    <style:style style:name="T18_35" style:family="text"/>
    <style:style style:name="T18_36" style:family="text"/>
    <style:style style:name="T18_37" style:family="text"/>
    <style:style style:name="T18_38" style:family="text"/>
    <style:style style:name="T18_39" style:family="text"/>
    <style:style style:name="T18_40" style:family="text"/>
    <style:style style:name="T18_41" style:family="text"/>
    <style:style style:name="T18_42" style:family="text"/>
    <style:style style:name="T18_43" style:family="text"/>
    <style:style style:name="T18_44" style:family="text"/>
    <style:style style:name="T18_45" style:family="text"/>
    <style:style style:name="T18_46" style:family="text"/>
    <style:style style:name="T18_47" style:family="text"/>
    <style:style style:name="T18_48" style:family="text"/>
    <style:style style:name="T18_49" style:family="text"/>
    <style:style style:name="T18_50" style:family="text"/>
    <style:style style:name="T18_51" style:family="text"/>
    <style:style style:name="T18_52" style:family="text"/>
    <style:style style:name="T18_53" style:family="text"/>
    <style:style style:name="T18_54" style:family="text"/>
    <style:style style:name="T18_55" style:family="text"/>
    <style:style style:name="T18_56" style:family="text"/>
    <style:style style:name="T18_57" style:family="text"/>
    <style:style style:name="T18_58" style:family="text"/>
    <style:style style:name="T18_59" style:family="text"/>
    <style:style style:name="T18_60" style:family="text"/>
    <style:style style:name="T18_61" style:family="text"/>
    <style:style style:name="T18_62" style:family="text"/>
    <style:style style:name="T18_63" style:family="text"/>
    <style:style style:name="T18_64" style:family="text"/>
    <style:style style:name="T18_65" style:family="text"/>
    <style:style style:name="T18_66" style:family="text"/>
    <style:style style:name="T18_67" style:family="text"/>
    <style:style style:name="T18_68" style:family="text"/>
    <style:style style:name="T18_69" style:family="text"/>
    <style:style style:name="T18_70" style:family="text"/>
    <style:style style:name="T18_71" style:family="text"/>
    <style:style style:name="T18_72" style:family="text"/>
    <style:style style:name="T18_73" style:family="text"/>
    <style:style style:name="T18_74" style:family="text"/>
    <style:style style:name="T18_75" style:family="text"/>
    <style:style style:name="T18_76" style:family="text"/>
    <style:style style:name="T18_77" style:family="text"/>
    <style:style style:name="T18_78" style:family="text"/>
    <style:style style:name="T18_79" style:family="text"/>
    <style:style style:name="T18_80" style:family="text"/>
    <style:style style:name="T18_81" style:family="text"/>
    <style:style style:name="T18_82" style:family="text"/>
    <style:style style:name="T18_83" style:family="text"/>
    <style:style style:name="T18_84" style:family="text"/>
    <style:style style:name="T18_85" style:family="text"/>
    <style:style style:name="T18_86" style:family="text"/>
    <style:style style:name="T18_87" style:family="text"/>
    <style:style style:name="T18_88" style:family="text"/>
    <style:style style:name="T18_89" style:family="text"/>
    <style:style style:name="T18_90" style:family="text"/>
    <style:style style:name="T18_91" style:family="text"/>
    <style:style style:name="T18_92" style:family="text"/>
    <style:style style:name="T18_93" style:family="text"/>
    <style:style style:name="T18_94" style:family="text"/>
    <style:style style:name="T18_95" style:family="text"/>
    <style:style style:name="T18_96" style:family="text"/>
    <style:style style:name="T18_97" style:family="text"/>
    <style:style style:name="T18_98" style:family="text"/>
    <style:style style:name="T18_99" style:family="text"/>
    <style:style style:name="T18_100" style:family="text"/>
    <style:style style:name="T18_101" style:family="text"/>
    <style:style style:name="T18_102" style:family="text"/>
    <style:style style:name="T18_103" style:family="text"/>
    <style:style style:name="T18_104" style:family="text"/>
    <style:style style:name="T18_105" style:family="text"/>
    <style:style style:name="T18_106" style:family="text"/>
    <style:style style:name="T18_107" style:family="text"/>
    <style:style style:name="T18_108" style:family="text"/>
    <style:style style:name="T18_109" style:family="text"/>
    <style:style style:name="T18_110" style:family="text"/>
    <style:style style:name="T18_111" style:family="text"/>
    <style:style style:name="T18_112" style:family="text"/>
    <style:style style:name="T18_113" style:family="text"/>
    <style:style style:name="T18_114" style:family="text"/>
    <style:style style:name="T18_115" style:family="text"/>
    <style:style style:name="T18_116" style:family="text"/>
    <style:style style:name="T18_117" style:family="text"/>
    <style:style style:name="T18_118" style:family="text"/>
    <style:style style:name="T18_119" style:family="text"/>
    <style:style style:name="T18_120" style:family="text"/>
    <style:style style:name="T18_121" style:family="text"/>
    <style:style style:name="T18_122" style:family="text"/>
    <style:style style:name="T18_123" style:family="text"/>
    <style:style style:name="T18_124" style:family="text"/>
    <style:style style:name="T18_125" style:family="text"/>
    <style:style style:name="T18_126" style:family="text"/>
    <style:style style:name="T18_127" style:family="text"/>
    <style:style style:name="T18_128" style:family="text"/>
    <style:style style:name="T18_129" style:family="text"/>
    <style:style style:name="T18_130" style:family="text"/>
    <style:style style:name="T18_131" style:family="text"/>
    <style:style style:name="T18_132" style:family="text"/>
    <style:style style:name="T18_133" style:family="text"/>
    <style:style style:name="T18_134" style:family="text"/>
    <style:style style:name="T18_135" style:family="text"/>
    <style:style style:name="T18_136" style:family="text"/>
    <style:style style:name="T18_137" style:family="text"/>
    <style:style style:name="T18_138" style:family="text"/>
    <style:style style:name="T18_139" style:family="text"/>
    <style:style style:name="T18_140" style:family="text"/>
    <style:style style:name="T18_141" style:family="text"/>
    <style:style style:name="T18_142" style:family="text"/>
    <style:style style:name="T18_143" style:family="text"/>
    <style:style style:name="T18_144" style:family="text"/>
    <style:style style:name="T18_145" style:family="text"/>
    <style:style style:name="T18_146" style:family="text"/>
    <style:style style:name="T18_147" style:family="text"/>
    <style:style style:name="T18_148" style:family="text"/>
    <style:style style:name="T18_149" style:family="text"/>
    <style:style style:name="T18_150" style:family="text"/>
    <style:style style:name="T18_151" style:family="text"/>
    <style:style style:name="T18_152" style:family="text"/>
    <style:style style:name="T18_153" style:family="text"/>
    <style:style style:name="T18_154" style:family="text"/>
    <style:style style:name="T18_155" style:family="text"/>
    <style:style style:name="T18_156" style:family="text"/>
    <style:style style:name="T18_157" style:family="text"/>
    <style:style style:name="T18_158" style:family="text"/>
    <style:style style:name="T18_159" style:family="text"/>
    <style:style style:name="T18_160" style:family="text"/>
    <style:style style:name="T18_161" style:family="text"/>
    <style:style style:name="T18_162" style:family="text"/>
    <style:style style:name="T18_163" style:family="text"/>
    <style:style style:name="T18_164" style:family="text"/>
    <style:style style:name="T18_165" style:family="text"/>
    <style:style style:name="T18_166" style:family="text"/>
    <style:style style:name="T18_167" style:family="text"/>
    <style:style style:name="T18_168" style:family="text"/>
    <style:style style:name="T18_169" style:family="text"/>
    <style:style style:name="T18_170" style:family="text"/>
    <style:style style:name="T18_171" style:family="text"/>
    <style:style style:name="T18_172" style:family="text"/>
    <style:style style:name="T18_173" style:family="text"/>
    <style:style style:name="T18_174" style:family="text"/>
    <style:style style:name="T18_175" style:family="text"/>
    <style:style style:name="T18_176" style:family="text"/>
    <style:style style:name="T18_177" style:family="text"/>
    <style:style style:name="T18_178" style:family="text"/>
    <style:style style:name="T18_179" style:family="text"/>
    <style:style style:name="T18_180" style:family="text"/>
    <style:style style:name="T18_181" style:family="text"/>
    <style:style style:name="T18_182" style:family="text"/>
    <style:style style:name="T18_183" style:family="text"/>
    <style:style style:name="T18_184" style:family="text"/>
    <style:style style:name="T18_185" style:family="text"/>
    <style:style style:name="T18_186" style:family="text"/>
    <style:style style:name="T18_187" style:family="text"/>
    <style:style style:name="T18_188" style:family="text"/>
    <style:style style:name="T18_189" style:family="text"/>
    <style:style style:name="T18_190" style:family="text"/>
    <style:style style:name="T18_191" style:family="text"/>
    <style:style style:name="T18_192" style:family="text"/>
    <style:style style:name="T18_193" style:family="text"/>
    <style:style style:name="T18_194" style:family="text"/>
    <style:style style:name="T18_195" style:family="text"/>
    <style:style style:name="T18_196" style:family="text"/>
    <style:style style:name="T18_197" style:family="text"/>
    <style:style style:name="T18_198" style:family="text"/>
    <style:style style:name="T18_199" style:family="text"/>
    <style:style style:name="T18_200" style:family="text"/>
    <style:style style:name="T18_201" style:family="text"/>
    <style:style style:name="T18_202" style:family="text"/>
    <style:style style:name="T18_203" style:family="text"/>
    <style:style style:name="T18_204" style:family="text"/>
    <style:style style:name="T18_205" style:family="text"/>
    <style:style style:name="T18_206" style:family="text"/>
    <style:style style:name="T18_207" style:family="text"/>
    <style:style style:name="T18_208" style:family="text"/>
    <style:style style:name="T18_209" style:family="text"/>
    <style:style style:name="T18_210" style:family="text"/>
    <style:style style:name="T18_211" style:family="text"/>
    <style:style style:name="T18_212" style:family="text"/>
    <style:style style:name="T18_213" style:family="text"/>
    <style:style style:name="T18_214" style:family="text"/>
    <style:style style:name="T18_215" style:family="text"/>
    <style:style style:name="T18_216" style:family="text"/>
    <style:style style:name="T18_217" style:family="text"/>
    <style:style style:name="T18_218" style:family="text"/>
    <style:style style:name="T18_219" style:family="text"/>
    <style:style style:name="T18_220" style:family="text"/>
    <style:style style:name="T18_221" style:family="text"/>
    <style:style style:name="T18_222" style:family="text"/>
    <style:style style:name="T18_223" style:family="text"/>
    <style:style style:name="T18_224" style:family="text"/>
    <style:style style:name="T18_225" style:family="text"/>
    <style:style style:name="T18_226" style:family="text"/>
    <style:style style:name="T18_227" style:family="text"/>
    <style:style style:name="T18_228" style:family="text"/>
    <style:style style:name="T18_229" style:family="text"/>
    <style:style style:name="T18_230" style:family="text"/>
    <style:style style:name="T18_231" style:family="text"/>
    <style:style style:name="T18_232" style:family="text"/>
    <style:style style:name="T18_233" style:family="text"/>
    <style:style style:name="T18_234" style:family="text"/>
    <style:style style:name="T18_235" style:family="text"/>
    <style:style style:name="T18_236" style:family="text"/>
    <style:style style:name="T18_237" style:family="text"/>
    <style:style style:name="T18_238" style:family="text"/>
    <style:style style:name="T18_239" style:family="text"/>
    <style:style style:name="T18_240" style:family="text"/>
    <style:style style:name="T18_241" style:family="text"/>
    <style:style style:name="T18_242" style:family="text"/>
    <style:style style:name="T18_243" style:family="text"/>
    <style:style style:name="T18_244" style:family="text"/>
    <style:style style:name="T18_245" style:family="text"/>
    <style:style style:name="T18_246" style:family="text"/>
    <style:style style:name="T18_247" style:family="text"/>
    <style:style style:name="T18_248" style:family="text"/>
    <style:style style:name="T18_249" style:family="text"/>
    <style:style style:name="T18_250" style:family="text"/>
    <style:style style:name="T18_251" style:family="text"/>
    <style:style style:name="T18_252" style:family="text"/>
    <style:style style:name="T18_253" style:family="text"/>
    <style:style style:name="T18_254" style:family="text"/>
    <style:style style:name="T18_255" style:family="text"/>
    <style:style style:name="T18_256" style:family="text"/>
    <style:style style:name="T18_257" style:family="text"/>
    <style:style style:name="T18_258" style:family="text"/>
    <style:style style:name="T18_259" style:family="text"/>
    <style:style style:name="T18_260" style:family="text"/>
    <style:style style:name="T18_261" style:family="text"/>
    <style:style style:name="T18_262" style:family="text"/>
    <style:style style:name="T18_263" style:family="text"/>
    <style:style style:name="T18_264" style:family="text"/>
    <style:style style:name="T18_265" style:family="text"/>
    <style:style style:name="T18_266" style:family="text"/>
    <style:style style:name="T18_267" style:family="text"/>
    <style:style style:name="T18_268" style:family="text"/>
    <style:style style:name="T18_269" style:family="text"/>
    <style:style style:name="T18_270" style:family="text"/>
    <style:style style:name="T18_271" style:family="text"/>
    <style:style style:name="T18_272" style:family="text"/>
    <style:style style:name="T18_273" style:family="text"/>
    <style:style style:name="T18_274" style:family="text"/>
    <style:style style:name="T18_275" style:family="text"/>
    <style:style style:name="T18_276" style:family="text"/>
    <style:style style:name="T18_277" style:family="text"/>
    <style:style style:name="T18_278" style:family="text"/>
    <style:style style:name="T18_279" style:family="text"/>
    <style:style style:name="T18_280" style:family="text"/>
    <style:style style:name="T18_281" style:family="text"/>
    <style:style style:name="T18_282" style:family="text"/>
    <style:style style:name="T18_283" style:family="text"/>
    <style:style style:name="T18_284" style:family="text"/>
    <style:style style:name="T18_285" style:family="text"/>
    <style:style style:name="T18_286" style:family="text"/>
    <style:style style:name="T18_287" style:family="text"/>
    <style:style style:name="T18_288" style:family="text"/>
    <style:style style:name="T18_289" style:family="text"/>
    <style:style style:name="T18_290" style:family="text"/>
    <style:style style:name="T18_291" style:family="text"/>
    <style:style style:name="T18_292" style:family="text"/>
    <style:style style:name="T18_293" style:family="text"/>
    <style:style style:name="T18_294" style:family="text"/>
    <style:style style:name="T18_295" style:family="text"/>
    <style:style style:name="T18_296" style:family="text"/>
    <style:style style:name="T18_297" style:family="text"/>
    <style:style style:name="T18_298" style:family="text"/>
    <style:style style:name="T18_299" style:family="text"/>
    <style:style style:name="T18_300" style:family="text"/>
    <style:style style:name="T18_301" style:family="text"/>
    <style:style style:name="T18_302" style:family="text"/>
    <style:style style:name="T18_303" style:family="text"/>
    <style:style style:name="T18_304" style:family="text"/>
    <style:style style:name="T18_305" style:family="text"/>
    <style:style style:name="T18_306" style:family="text"/>
    <style:style style:name="T18_307" style:family="text"/>
    <style:style style:name="T18_308" style:family="text"/>
    <style:style style:name="T18_309" style:family="text"/>
    <style:style style:name="T18_310" style:family="text"/>
    <style:style style:name="T18_311" style:family="text"/>
    <style:style style:name="T18_312" style:family="text"/>
    <style:style style:name="T18_313" style:family="text"/>
    <style:style style:name="T18_314" style:family="text"/>
    <style:style style:name="T18_315" style:family="text"/>
    <style:style style:name="T18_316" style:family="text"/>
    <style:style style:name="T18_317" style:family="text"/>
    <style:style style:name="T18_318" style:family="text"/>
    <style:style style:name="T18_319" style:family="text"/>
    <style:style style:name="T18_320" style:family="text"/>
    <style:style style:name="T18_321" style:family="text"/>
    <style:style style:name="T18_322" style:family="text"/>
    <style:style style:name="T18_323" style:family="text"/>
    <style:style style:name="T18_324" style:family="text"/>
    <style:style style:name="T18_325" style:family="text"/>
    <style:style style:name="T18_326" style:family="text"/>
    <style:style style:name="T18_327" style:family="text"/>
    <style:style style:name="T18_328" style:family="text"/>
    <style:style style:name="T18_329" style:family="text"/>
    <style:style style:name="T18_330" style:family="text"/>
    <style:style style:name="T18_331" style:family="text"/>
    <style:style style:name="T18_332" style:family="text"/>
    <style:style style:name="T18_333" style:family="text"/>
    <style:style style:name="T18_334" style:family="text"/>
    <style:style style:name="T18_335" style:family="text"/>
    <style:style style:name="T18_336" style:family="text"/>
    <style:style style:name="T18_337" style:family="text"/>
    <style:style style:name="T18_338" style:family="text"/>
    <style:style style:name="T18_339" style:family="text"/>
    <style:style style:name="T18_340" style:family="text"/>
    <style:style style:name="T18_341" style:family="text"/>
    <style:style style:name="T18_342" style:family="text"/>
    <style:style style:name="T18_343" style:family="text"/>
    <style:style style:name="T18_344" style:family="text"/>
    <style:style style:name="T18_345" style:family="text"/>
    <style:style style:name="T18_346" style:family="text"/>
    <style:style style:name="T18_347" style:family="text"/>
    <style:style style:name="T18_348" style:family="text"/>
    <style:style style:name="T18_349" style:family="text"/>
    <style:style style:name="T18_350" style:family="text"/>
    <style:style style:name="T18_351" style:family="text"/>
    <style:style style:name="T18_352" style:family="text"/>
    <style:style style:name="T18_353" style:family="text"/>
    <style:style style:name="T18_354" style:family="text"/>
    <style:style style:name="T18_355" style:family="text"/>
    <style:style style:name="T18_356" style:family="text"/>
    <style:style style:name="T18_357" style:family="text"/>
    <style:style style:name="T18_358" style:family="text"/>
    <style:style style:name="T18_359" style:family="text"/>
    <style:style style:name="T18_360" style:family="text"/>
    <style:style style:name="T18_361" style:family="text"/>
    <style:style style:name="T18_362" style:family="text"/>
    <style:style style:name="T18_363" style:family="text"/>
    <style:style style:name="T18_364" style:family="text"/>
    <style:style style:name="T18_365" style:family="text"/>
    <style:style style:name="T18_366" style:family="text"/>
    <style:style style:name="T18_367" style:family="text"/>
    <style:style style:name="T18_368" style:family="text"/>
    <style:style style:name="T18_369" style:family="text"/>
    <style:style style:name="T18_370" style:family="text"/>
    <style:style style:name="P19" style:family="paragraph" style:parent-style-name="Standard">
      <style:paragraph-properties fo:break-before="auto" fo:line-height="115%" fo:margin-bottom="0cm" style:writing-mode="lr-tb"/>
    </style:style>
    <style:style style:name="P20" style:family="paragraph" style:parent-style-name="Standard">
      <style:paragraph-properties fo:break-before="auto" fo:line-height="115%" fo:margin-bottom="0cm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>
      <style:text-properties fo:color="#0000ff" style:text-underline-style="solid" style:text-underline-color="font-color"/>
    </style:style>
    <style:style style:name="T20_9" style:family="text"/>
    <style:style style:name="T20_10" style:family="text"/>
    <style:style style:name="T20_11" style:family="text">
      <style:text-properties fo:color="#0000ff" style:text-underline-style="solid" style:text-underline-color="font-color"/>
    </style:style>
    <style:style style:name="T20_12" style:family="text"/>
    <style:style style:name="T20_13" style:family="text"/>
    <style:style style:name="T20_14" style:family="text">
      <style:text-properties fo:color="#0000ff" style:text-underline-style="solid" style:text-underline-color="font-color"/>
    </style:style>
    <style:style style:name="P21" style:family="paragraph" style:parent-style-name="Standard">
      <style:paragraph-properties fo:break-before="auto" fo:line-height="115%" fo:margin-bottom="0cm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T21_8" style:family="text">
      <style:text-properties fo:color="#0000ff" style:text-underline-style="solid" style:text-underline-color="font-color"/>
    </style:style>
    <style:style style:name="T21_9" style:family="text"/>
    <style:style style:name="T21_10" style:family="text"/>
    <style:style style:name="T21_11" style:family="text">
      <style:text-properties fo:color="#0000ff" style:text-underline-style="solid" style:text-underline-color="font-color"/>
    </style:style>
    <style:style style:name="T21_12" style:family="text"/>
    <style:style style:name="T21_13" style:family="text"/>
    <style:style style:name="T21_14" style:family="text">
      <style:text-properties fo:color="#0000ff" style:text-underline-style="solid" style:text-underline-color="font-color"/>
    </style:style>
  </office:automatic-styles>
  <office:body>
    <office:text>
      <text:p text:style-name="P1"><text:span text:style-name="T1_1">No</text:span><text:span text:style-name="T1_2"><text:s/></text:span><text:span text:style-name="T1_3">i</text:span><text:span text:style-name="T1_4"><text:s/></text:span><text:span text:style-name="T1_5">po</text:span><text:span text:style-name="T1_6"><text:s/></text:span><text:span text:style-name="T1_7">raz</text:span><text:span text:style-name="T1_8"><text:s/></text:span><text:span text:style-name="T1_9">kolejny</text:span><text:span text:style-name="T1_10"><text:s/></text:span><text:span text:style-name="T1_11">mam</text:span><text:span text:style-name="T1_12"><text:s/></text:span><text:span text:style-name="T1_13">przyjemność</text:span><text:span text:style-name="T1_14"><text:s/></text:span><text:span text:style-name="T1_15">dokonać</text:span><text:span text:style-name="T1_16"><text:s/></text:span><text:span text:style-name="T1_17">z</text:span><text:span text:style-name="T1_18"><text:s/></text:span><text:span text:style-name="T1_19">Wami</text:span><text:span text:style-name="T1_20"><text:s/></text:span><text:span text:style-name="T1_21">swoistego</text:span><text:span text:style-name="T1_22"><text:s/></text:span><text:span text:style-name="T1_23">powrotu</text:span><text:span text:style-name="T1_24"><text:s/></text:span><text:span text:style-name="T1_25">do</text:span><text:span text:style-name="T1_26"><text:s/></text:span><text:span text:style-name="T1_27">przeszłości</text:span><text:span text:style-name="T1_28">.<text:s/></text:span><text:span text:style-name="T1_29">Pora</text:span><text:span text:style-name="T1_30"><text:s/></text:span><text:span text:style-name="T1_31">na</text:span><text:span text:style-name="T1_32"><text:s/></text:span><text:span text:style-name="T1_33">następną</text:span><text:span text:style-name="T1_34"><text:s/></text:span><text:span text:style-name="T1_35">dawkę</text:span><text:span text:style-name="T1_36"><text:s/></text:span><text:span text:style-name="T1_37">pikselozy</text:span><text:span text:style-name="T1_38">.</text:span></text:p>
      <text:p text:style-name="P2"/>
      <text:p text:style-name="P3"><text:span text:style-name="T3_1">1.<text:s/></text:span><text:span text:style-name="T3_2">Desert</text:span><text:span text:style-name="T3_3"><text:s/></text:span><text:span text:style-name="T3_4">Strike</text:span></text:p>
      <text:p text:style-name="P4"/>
      <text:p text:style-name="P5"><text:span text:style-name="T5_1">Tym</text:span><text:span text:style-name="T5_2"><text:s/></text:span><text:span text:style-name="T5_3">razem</text:span><text:span text:style-name="T5_4"><text:s/></text:span><text:span text:style-name="T5_5">zaczniemy</text:span><text:span text:style-name="T5_6"><text:s/></text:span><text:span text:style-name="T5_7">od</text:span><text:span text:style-name="T5_8"><text:s/></text:span><text:span text:style-name="T5_9">doskonałej</text:span><text:span text:style-name="T5_10"><text:s/></text:span><text:span text:style-name="T5_11">strzelanki</text:span><text:span text:style-name="T5_12">,<text:s/></text:span><text:span text:style-name="T5_13">która</text:span><text:span text:style-name="T5_14"><text:s/></text:span><text:span text:style-name="T5_15">została</text:span><text:span text:style-name="T5_16"><text:s/></text:span><text:span text:style-name="T5_17">wypuszczona</text:span><text:span text:style-name="T5_18"><text:s/></text:span><text:span text:style-name="T5_19">w</text:span><text:span text:style-name="T5_20"><text:s/>1992<text:s/></text:span><text:span text:style-name="T5_21">roku</text:span><text:span text:style-name="T5_22"><text:s/></text:span><text:span text:style-name="T5_23">przez</text:span><text:span text:style-name="T5_24"><text:s/></text:span><text:span text:style-name="T5_25">firmę</text:span><text:span text:style-name="T5_26"><text:s/></text:span><text:span text:style-name="T5_27">Electronic</text:span><text:span text:style-name="T5_28"><text:s/></text:span><text:span text:style-name="T5_29">Arts</text:span><text:span text:style-name="T5_30">.<text:s/></text:span><text:span text:style-name="T5_31">Mowa</text:span><text:span text:style-name="T5_32"><text:s/></text:span><text:span text:style-name="T5_33">tu</text:span><text:span text:style-name="T5_34"><text:s/></text:span><text:span text:style-name="T5_35">o</text:span><text:span text:style-name="T5_36"><text:s/>„</text:span><text:span text:style-name="T5_37">Desert</text:span><text:span text:style-name="T5_38"><text:s/></text:span><text:span text:style-name="T5_39">Strike</text:span><text:span text:style-name="T5_40">:<text:s/></text:span><text:span text:style-name="T5_41">Return</text:span><text:span text:style-name="T5_42"><text:s/></text:span><text:span text:style-name="T5_43">to</text:span><text:span text:style-name="T5_44"><text:s/></text:span><text:span text:style-name="T5_45">the</text:span><text:span text:style-name="T5_46"><text:s/></text:span><text:span text:style-name="T5_47">Gulf</text:span><text:span text:style-name="T5_48">”,<text:s/></text:span><text:span text:style-name="T5_49">gdzie</text:span><text:span text:style-name="T5_50"><text:s/></text:span><text:span text:style-name="T5_51">jako</text:span><text:span text:style-name="T5_52"><text:s/></text:span><text:span text:style-name="T5_53">przedstawiciele</text:span><text:span text:style-name="T5_54"><text:s/></text:span><text:span text:style-name="T5_55">Stanów</text:span><text:span text:style-name="T5_56"><text:s/></text:span><text:span text:style-name="T5_57">Zjednoczonych</text:span><text:span text:style-name="T5_58"><text:s/></text:span><text:span text:style-name="T5_59">musimy</text:span><text:span text:style-name="T5_60"><text:s/></text:span><text:span text:style-name="T5_61">zmierzyć</text:span><text:span text:style-name="T5_62"><text:s/></text:span><text:span text:style-name="T5_63">się</text:span><text:span text:style-name="T5_64"><text:s/></text:span><text:span text:style-name="T5_65">z</text:span><text:span text:style-name="T5_66"><text:s/></text:span><text:span text:style-name="T5_67">fikcyjnym</text:span><text:span text:style-name="T5_68"><text:s/></text:span><text:span text:style-name="T5_69">bliskowschodnim</text:span><text:span text:style-name="T5_70"><text:s/></text:span><text:span text:style-name="T5_71">dyktatorem</text:span><text:span text:style-name="T5_72">,<text:s/></text:span><text:span text:style-name="T5_73">który</text:span><text:span text:style-name="T5_74"><text:s/></text:span><text:span text:style-name="T5_75">objął</text:span><text:span text:style-name="T5_76"><text:s/></text:span><text:span text:style-name="T5_77">władzę</text:span><text:span text:style-name="T5_78"><text:s/></text:span><text:span text:style-name="T5_79">w</text:span><text:span text:style-name="T5_80"><text:s/></text:span><text:span text:style-name="T5_81">bliżej</text:span><text:span text:style-name="T5_82"><text:s/></text:span><text:span text:style-name="T5_83">niesprecyzowanym</text:span><text:span text:style-name="T5_84"><text:s/></text:span><text:span text:style-name="T5_85">państwie</text:span><text:span text:style-name="T5_86">.<text:s/></text:span><text:span text:style-name="T5_87">Oczywiście</text:span><text:span text:style-name="T5_88"><text:s/></text:span><text:span text:style-name="T5_89">nie</text:span><text:span text:style-name="T5_90"><text:s/></text:span><text:span text:style-name="T5_91">dysponujemy</text:span><text:span text:style-name="T5_92"><text:s/></text:span><text:span text:style-name="T5_93">armią</text:span><text:span text:style-name="T5_94"><text:s/>–<text:s/></text:span><text:span text:style-name="T5_95">w</text:span><text:span text:style-name="T5_96"><text:s/></text:span><text:span text:style-name="T5_97">końcu</text:span><text:span text:style-name="T5_98"><text:s/></text:span><text:span text:style-name="T5_99">po</text:span><text:span text:style-name="T5_100"><text:s/></text:span><text:span text:style-name="T5_101">co</text:span><text:span text:style-name="T5_102"><text:s/></text:span><text:span text:style-name="T5_103">nam</text:span><text:span text:style-name="T5_104"><text:s/></text:span><text:span text:style-name="T5_105">ona</text:span><text:span text:style-name="T5_106">?<text:s/></text:span><text:span text:style-name="T5_107">Zamiast</text:span><text:span text:style-name="T5_108"><text:s/></text:span><text:span text:style-name="T5_109">dowodzić</text:span><text:span text:style-name="T5_110"><text:s/></text:span><text:span text:style-name="T5_111">kompaniami</text:span><text:span text:style-name="T5_112">,<text:s/></text:span><text:span text:style-name="T5_113">batalionami</text:span><text:span text:style-name="T5_114"><text:s/></text:span><text:span text:style-name="T5_115">czy</text:span><text:span text:style-name="T5_116"><text:s/></text:span><text:span text:style-name="T5_117">pułkami</text:span><text:span text:style-name="T5_118">,<text:s/></text:span><text:span text:style-name="T5_119">zakładamy</text:span><text:span text:style-name="T5_120"><text:s/></text:span><text:span text:style-name="T5_121">na</text:span><text:span text:style-name="T5_122"><text:s/></text:span><text:span text:style-name="T5_123">nos</text:span><text:span text:style-name="T5_124"><text:s/></text:span><text:span text:style-name="T5_125">ciemne</text:span><text:span text:style-name="T5_126"><text:s/></text:span><text:span text:style-name="T5_127">okulary</text:span><text:span text:style-name="T5_128">,<text:s/></text:span><text:span text:style-name="T5_129">siadamy</text:span><text:span text:style-name="T5_130"><text:s/></text:span><text:span text:style-name="T5_131">za</text:span><text:span text:style-name="T5_132"><text:s/></text:span><text:span text:style-name="T5_133">sterami</text:span><text:span text:style-name="T5_134"><text:s/></text:span><text:span text:style-name="T5_135">samotnego</text:span><text:span text:style-name="T5_136"><text:s/></text:span><text:span text:style-name="T5_137">śmigłowca</text:span><text:span text:style-name="T5_138"><text:s/></text:span><text:span text:style-name="T5_139">typu</text:span><text:span text:style-name="T5_140"><text:s/></text:span><text:span text:style-name="T5_141">Apache</text:span><text:span text:style-name="T5_142"><text:s/></text:span><text:span text:style-name="T5_143">i</text:span><text:span text:style-name="T5_144"><text:s/></text:span><text:span text:style-name="T5_145">rozpoczynamy</text:span><text:span text:style-name="T5_146"><text:s/></text:span><text:span text:style-name="T5_147">eksterminację</text:span><text:span text:style-name="T5_148"><text:s/></text:span><text:span text:style-name="T5_149">wrogich</text:span><text:span text:style-name="T5_150"><text:s/></text:span><text:span text:style-name="T5_151">wojsk</text:span><text:span text:style-name="T5_152">.<text:s/></text:span><text:span text:style-name="T5_153">Brzmi</text:span><text:span text:style-name="T5_154"><text:s/></text:span><text:span text:style-name="T5_155">banalnie</text:span><text:span text:style-name="T5_156">,<text:s/></text:span><text:span text:style-name="T5_157">prawda</text:span><text:span text:style-name="T5_158">?<text:s/></text:span><text:span text:style-name="T5_159">W</text:span><text:span text:style-name="T5_160"><text:s/></text:span><text:span text:style-name="T5_161">sumie</text:span><text:span text:style-name="T5_162"><text:s/></text:span><text:span text:style-name="T5_163">takie</text:span><text:span text:style-name="T5_164"><text:s/></text:span><text:span text:style-name="T5_165">właśnie</text:span><text:span text:style-name="T5_166"><text:s/></text:span><text:span text:style-name="T5_167">jest</text:span><text:span text:style-name="T5_168"><text:s/>–<text:s/></text:span><text:span text:style-name="T5_169">kiedy</text:span><text:span text:style-name="T5_170"><text:s/></text:span><text:span text:style-name="T5_171">już</text:span><text:span text:style-name="T5_172"><text:s/></text:span><text:span text:style-name="T5_173">się</text:span><text:span text:style-name="T5_174"><text:s/></text:span><text:span text:style-name="T5_175">poznało</text:span><text:span text:style-name="T5_176"><text:s/></text:span><text:span text:style-name="T5_177">grę</text:span><text:span text:style-name="T5_178">,<text:s/></text:span><text:span text:style-name="T5_179">to</text:span><text:span text:style-name="T5_180"><text:s/></text:span><text:span text:style-name="T5_181">jej</text:span><text:span text:style-name="T5_182"><text:s/></text:span><text:span text:style-name="T5_183">przejście</text:span><text:span text:style-name="T5_184"><text:s/></text:span><text:span text:style-name="T5_185">nie</text:span><text:span text:style-name="T5_186"><text:s/></text:span><text:span text:style-name="T5_187">sprawiało</text:span><text:span text:style-name="T5_188"><text:s/></text:span><text:span text:style-name="T5_189">większych</text:span><text:span text:style-name="T5_190"><text:s/></text:span><text:span text:style-name="T5_191">trudności</text:span><text:span text:style-name="T5_192">,<text:s/></text:span><text:span text:style-name="T5_193">a</text:span><text:span text:style-name="T5_194"><text:s/></text:span><text:span text:style-name="T5_195">poziom</text:span><text:span text:style-name="T5_196"><text:s/></text:span><text:span text:style-name="T5_197">przeciwników</text:span><text:span text:style-name="T5_198"><text:s/></text:span><text:span text:style-name="T5_199">był</text:span><text:span text:style-name="T5_200"><text:s/></text:span><text:span text:style-name="T5_201">po</text:span><text:span text:style-name="T5_202"><text:s/></text:span><text:span text:style-name="T5_203">prostu</text:span><text:span text:style-name="T5_204"><text:s/></text:span><text:span text:style-name="T5_205">niski</text:span><text:span text:style-name="T5_206">.<text:s/></text:span><text:span text:style-name="T5_207">W</text:span><text:span text:style-name="T5_208"><text:s/></text:span><text:span text:style-name="T5_209">końcu</text:span><text:span text:style-name="T5_210"><text:s/></text:span><text:span text:style-name="T5_211">co</text:span><text:span text:style-name="T5_212"><text:s/></text:span><text:span text:style-name="T5_213">może</text:span><text:span text:style-name="T5_214"><text:s/></text:span><text:span text:style-name="T5_215">zrobić</text:span><text:span text:style-name="T5_216"><text:s/></text:span><text:span text:style-name="T5_217">pluton</text:span><text:span text:style-name="T5_218"><text:s/></text:span><text:span text:style-name="T5_219">wrogich</text:span><text:span text:style-name="T5_220"><text:s/></text:span><text:span text:style-name="T5_221">czołgów</text:span><text:span text:style-name="T5_222">,<text:s/></text:span><text:span text:style-name="T5_223">kiedy</text:span><text:span text:style-name="T5_224"><text:s/></text:span><text:span text:style-name="T5_225">zza</text:span><text:span text:style-name="T5_226"><text:s/></text:span><text:span text:style-name="T5_227">baraku</text:span><text:span text:style-name="T5_228"><text:s/></text:span><text:span text:style-name="T5_229">wyłoni</text:span><text:span text:style-name="T5_230"><text:s/></text:span><text:span text:style-name="T5_231">się</text:span><text:span text:style-name="T5_232"><text:s/></text:span><text:span text:style-name="T5_233">latająca</text:span><text:span text:style-name="T5_234"><text:s/></text:span><text:span text:style-name="T5_235">maszyna</text:span><text:span text:style-name="T5_236"><text:s/></text:span><text:span text:style-name="T5_237">śmierci</text:span><text:span text:style-name="T5_238"><text:s/></text:span><text:span text:style-name="T5_239">plująca</text:span><text:span text:style-name="T5_240"><text:s/></text:span><text:span text:style-name="T5_241">na</text:span><text:span text:style-name="T5_242"><text:s/></text:span><text:span text:style-name="T5_243">wszystkie</text:span><text:span text:style-name="T5_244"><text:s/></text:span><text:span text:style-name="T5_245">strony</text:span><text:span text:style-name="T5_246"><text:s/></text:span><text:span text:style-name="T5_247">rakietami</text:span><text:span text:style-name="T5_248"><text:s/></text:span><text:span text:style-name="T5_249">samonaprowadzającymi</text:span><text:span text:style-name="T5_250"><text:s/></text:span><text:span text:style-name="T5_251">typu</text:span><text:span text:style-name="T5_252"><text:s/></text:span><text:span text:style-name="T5_253">Hellfire</text:span><text:span text:style-name="T5_254">,<text:s/></text:span><text:span text:style-name="T5_255">rakietami</text:span><text:span text:style-name="T5_256"><text:s/></text:span><text:span text:style-name="T5_257">niekierowanymi</text:span><text:span text:style-name="T5_258"><text:s/></text:span><text:span text:style-name="T5_259">typu</text:span><text:span text:style-name="T5_260"><text:s/></text:span><text:span text:style-name="T5_261">Hydra</text:span><text:span text:style-name="T5_262"><text:s/></text:span><text:span text:style-name="T5_263">i</text:span><text:span text:style-name="T5_264"><text:s/></text:span><text:span text:style-name="T5_265">na</text:span><text:span text:style-name="T5_266"><text:s/></text:span><text:span text:style-name="T5_267">dodatek</text:span><text:span text:style-name="T5_268"><text:s/></text:span><text:span text:style-name="T5_269">sieje</text:span><text:span text:style-name="T5_270"><text:s/></text:span><text:span text:style-name="T5_271">ołowiem</text:span><text:span text:style-name="T5_272"><text:s/></text:span><text:span text:style-name="T5_273">z</text:span><text:span text:style-name="T5_274"><text:s/></text:span><text:span text:style-name="T5_275">działka</text:span><text:span text:style-name="T5_276">?<text:s/></text:span><text:span text:style-name="T5_277">Cóż</text:span><text:span text:style-name="T5_278">,<text:s/></text:span><text:span text:style-name="T5_279">realizmu</text:span><text:span text:style-name="T5_280"><text:s/></text:span><text:span text:style-name="T5_281">w</text:span><text:span text:style-name="T5_282"><text:s/></text:span><text:span text:style-name="T5_283">tej</text:span><text:span text:style-name="T5_284"><text:s/></text:span><text:span text:style-name="T5_285">grze</text:span><text:span text:style-name="T5_286"><text:s/></text:span><text:span text:style-name="T5_287">za</text:span><text:span text:style-name="T5_288"><text:s/></text:span><text:span text:style-name="T5_289">dużo</text:span><text:span text:style-name="T5_290"><text:s/></text:span><text:span text:style-name="T5_291">nie</text:span><text:span text:style-name="T5_292"><text:s/></text:span><text:span text:style-name="T5_293">uświadczmy</text:span><text:span text:style-name="T5_294">,<text:s/></text:span><text:span text:style-name="T5_295">ale</text:span><text:span text:style-name="T5_296"><text:s/></text:span><text:span text:style-name="T5_297">nie</text:span><text:span text:style-name="T5_298"><text:s/></text:span><text:span text:style-name="T5_299">wpływa</text:span><text:span text:style-name="T5_300"><text:s/></text:span><text:span text:style-name="T5_301">to</text:span><text:span text:style-name="T5_302"><text:s/></text:span><text:span text:style-name="T5_303">na</text:span><text:span text:style-name="T5_304"><text:s/></text:span><text:span text:style-name="T5_305">miodność</text:span><text:span text:style-name="T5_306"><text:s/></text:span><text:span text:style-name="T5_307">rozgrywki</text:span><text:span text:style-name="T5_308">,<text:s/></text:span><text:span text:style-name="T5_309">która</text:span><text:span text:style-name="T5_310"><text:s/></text:span><text:span text:style-name="T5_311">jest</text:span><text:span text:style-name="T5_312"><text:s/></text:span><text:span text:style-name="T5_313">wyjątkowo</text:span><text:span text:style-name="T5_314"><text:s/></text:span><text:span text:style-name="T5_315">duża</text:span><text:span text:style-name="T5_316">.<text:s/></text:span><text:span text:style-name="T5_317">Oczywiście</text:span><text:span text:style-name="T5_318"><text:s/></text:span><text:span text:style-name="T5_319">nie</text:span><text:span text:style-name="T5_320"><text:s/></text:span><text:span text:style-name="T5_321">musimy</text:span><text:span text:style-name="T5_322"><text:s/></text:span><text:span text:style-name="T5_323">tylko</text:span><text:span text:style-name="T5_324"><text:s/></text:span><text:span text:style-name="T5_325">wszystkiego</text:span><text:span text:style-name="T5_326"><text:s/></text:span><text:span text:style-name="T5_327">eksterminować</text:span><text:span text:style-name="T5_328"><text:s/>–<text:s/></text:span><text:span text:style-name="T5_329">czasami</text:span><text:span text:style-name="T5_330"><text:s/></text:span><text:span text:style-name="T5_331">należy</text:span><text:span text:style-name="T5_332"><text:s/></text:span><text:span text:style-name="T5_333">zniszczyć</text:span><text:span text:style-name="T5_334"><text:s/></text:span><text:span text:style-name="T5_335">tylko</text:span><text:span text:style-name="T5_336"><text:s/></text:span><text:span text:style-name="T5_337">specyficznie</text:span><text:span text:style-name="T5_338"><text:s/></text:span><text:span text:style-name="T5_339">wybrany</text:span><text:span text:style-name="T5_340"><text:s/></text:span><text:span text:style-name="T5_341">cel</text:span><text:span text:style-name="T5_342">,<text:s/></text:span><text:span text:style-name="T5_343">a</text:span><text:span text:style-name="T5_344"><text:s/></text:span><text:span text:style-name="T5_345">innym</text:span><text:span text:style-name="T5_346"><text:s/></text:span><text:span text:style-name="T5_347">razem</text:span><text:span text:style-name="T5_348"><text:s/></text:span><text:span text:style-name="T5_349">na</text:span><text:span text:style-name="T5_350"><text:s/></text:span><text:span text:style-name="T5_351">przykład</text:span><text:span text:style-name="T5_352"><text:s/></text:span><text:span text:style-name="T5_353">uwolnić</text:span><text:span text:style-name="T5_354"><text:s/></text:span><text:span text:style-name="T5_355">bandę</text:span><text:span text:style-name="T5_356"><text:s/></text:span><text:span text:style-name="T5_357">zasranych</text:span><text:span text:style-name="T5_358"><text:s/></text:span><text:span text:style-name="T5_359">dwunogów</text:span><text:span text:style-name="T5_360"><text:s/></text:span><text:span text:style-name="T5_361">z</text:span><text:span text:style-name="T5_362"><text:s/></text:span><text:span text:style-name="T5_363">piechoty</text:span><text:span text:style-name="T5_364">,<text:s/></text:span><text:span text:style-name="T5_365">która</text:span><text:span text:style-name="T5_366"><text:s/></text:span><text:span text:style-name="T5_367">dała</text:span><text:span text:style-name="T5_368"><text:s/></text:span><text:span text:style-name="T5_369">się</text:span><text:span text:style-name="T5_370"><text:s/></text:span><text:span text:style-name="T5_371">złapać</text:span><text:span text:style-name="T5_372"><text:s/></text:span><text:span text:style-name="T5_373">przeciwnikowi</text:span><text:span text:style-name="T5_374">.<text:s/></text:span><text:span text:style-name="T5_375">Wszystko</text:span><text:span text:style-name="T5_376"><text:s/></text:span><text:span text:style-name="T5_377">to</text:span><text:span text:style-name="T5_378"><text:s/></text:span><text:span text:style-name="T5_379">okraszone</text:span><text:span text:style-name="T5_380"><text:s/></text:span><text:span text:style-name="T5_381">jest</text:span><text:span text:style-name="T5_382"><text:s/></text:span><text:span text:style-name="T5_383">przyjemną</text:span><text:span text:style-name="T5_384"><text:s/></text:span><text:span text:style-name="T5_385">dla</text:span><text:span text:style-name="T5_386"><text:s/></text:span><text:span text:style-name="T5_387">oka</text:span><text:span text:style-name="T5_388"><text:s/></text:span><text:span text:style-name="T5_389">grafiką</text:span><text:span text:style-name="T5_390">,<text:s/></text:span><text:span text:style-name="T5_391">w</text:span><text:span text:style-name="T5_392"><text:s/></text:span><text:span text:style-name="T5_393">której</text:span><text:span text:style-name="T5_394"><text:s/></text:span><text:span text:style-name="T5_395">użyto</text:span><text:span text:style-name="T5_396"><text:s/></text:span><text:span text:style-name="T5_397">modelowania</text:span><text:span text:style-name="T5_398"><text:s/>3</text:span><text:span text:style-name="T5_399">D</text:span><text:span text:style-name="T5_400">,<text:s/></text:span><text:span text:style-name="T5_401">co</text:span><text:span text:style-name="T5_402"><text:s/></text:span><text:span text:style-name="T5_403">wtedy</text:span><text:span text:style-name="T5_404"><text:s/></text:span><text:span text:style-name="T5_405">nie</text:span><text:span text:style-name="T5_406"><text:s/></text:span><text:span text:style-name="T5_407">było</text:span><text:span text:style-name="T5_408"><text:s/></text:span><text:span text:style-name="T5_409">jeszcze</text:span><text:span text:style-name="T5_410"><text:s/></text:span><text:span text:style-name="T5_411">powszechną</text:span><text:span text:style-name="T5_412"><text:s/></text:span><text:span text:style-name="T5_413">praktyką</text:span><text:span text:style-name="T5_414">.<text:s/></text:span><text:span text:style-name="T5_415">Jednak</text:span><text:span text:style-name="T5_416"><text:s/></text:span><text:span text:style-name="T5_417">to</text:span><text:span text:style-name="T5_418">,<text:s/></text:span><text:span text:style-name="T5_419">co</text:span><text:span text:style-name="T5_420"><text:s/></text:span><text:span text:style-name="T5_421">przesądziło</text:span><text:span text:style-name="T5_422"><text:s/></text:span><text:span text:style-name="T5_423">o</text:span><text:span text:style-name="T5_424"><text:s/></text:span><text:span text:style-name="T5_425">sukcesie</text:span><text:span text:style-name="T5_426"><text:s/></text:span><text:span text:style-name="T5_427">komercyjnym</text:span><text:span text:style-name="T5_428"><text:s/></text:span><text:span text:style-name="T5_429">tego</text:span><text:span text:style-name="T5_430"><text:s/></text:span><text:span text:style-name="T5_431">tytułu</text:span><text:span text:style-name="T5_432"><text:s/>(</text:span><text:span text:style-name="T5_433">w</text:span><text:span text:style-name="T5_434"><text:s/></text:span><text:span text:style-name="T5_435">tamtych</text:span><text:span text:style-name="T5_436"><text:s/></text:span><text:span text:style-name="T5_437">czasach</text:span><text:span text:style-name="T5_438"><text:s/></text:span><text:span text:style-name="T5_439">najlepiej</text:span><text:span text:style-name="T5_440"><text:s/></text:span><text:span text:style-name="T5_441">sprzedająca</text:span><text:span text:style-name="T5_442"><text:s/></text:span><text:span text:style-name="T5_443">się</text:span><text:span text:style-name="T5_444"><text:s/></text:span><text:span text:style-name="T5_445">gra</text:span><text:span text:style-name="T5_446"><text:s/></text:span><text:span text:style-name="T5_447">Electronic</text:span><text:span text:style-name="T5_448"><text:s/></text:span><text:span text:style-name="T5_449">Arts</text:span><text:span text:style-name="T5_450">),<text:s/></text:span><text:span text:style-name="T5_451">pochlebnych</text:span><text:span text:style-name="T5_452"><text:s/></text:span><text:span text:style-name="T5_453">recenzjach</text:span><text:span text:style-name="T5_454"><text:s/></text:span><text:span text:style-name="T5_455">krytyków</text:span><text:span text:style-name="T5_456"><text:s/></text:span><text:span text:style-name="T5_457">oraz</text:span><text:span text:style-name="T5_458"><text:s/></text:span><text:span text:style-name="T5_459">ciepłemu</text:span><text:span text:style-name="T5_460"><text:s/></text:span><text:span text:style-name="T5_461">przyjęciu</text:span><text:span text:style-name="T5_462"><text:s/></text:span><text:span text:style-name="T5_463">w</text:span><text:span text:style-name="T5_464"><text:s/></text:span><text:span text:style-name="T5_465">środowisku</text:span><text:span text:style-name="T5_466"><text:s/></text:span><text:span text:style-name="T5_467">graczy</text:span><text:span text:style-name="T5_468"><text:s/></text:span><text:span text:style-name="T5_469">była</text:span><text:span text:style-name="T5_470"><text:s/></text:span><text:span text:style-name="T5_471">jej</text:span><text:span text:style-name="T5_472"><text:s/></text:span><text:span text:style-name="T5_473">niesamowita</text:span><text:span text:style-name="T5_474"><text:s/></text:span><text:span text:style-name="T5_475">grywalność</text:span><text:span text:style-name="T5_476">.<text:s text:c="2"/></text:span><text:span text:style-name="T5_477">Faktem</text:span><text:span text:style-name="T5_478"><text:s/></text:span><text:span text:style-name="T5_479">jest</text:span><text:span text:style-name="T5_480">,<text:s/></text:span><text:span text:style-name="T5_481">iż</text:span><text:span text:style-name="T5_482"><text:s/></text:span><text:span text:style-name="T5_483">wiele</text:span><text:span text:style-name="T5_484"><text:s/></text:span><text:span text:style-name="T5_485">osób</text:span><text:span text:style-name="T5_486"><text:s/></text:span><text:span text:style-name="T5_487">przechodziło</text:span><text:span text:style-name="T5_488"><text:s/></text:span><text:span text:style-name="T5_489">ją</text:span><text:span text:style-name="T5_490"><text:s/></text:span><text:span text:style-name="T5_491">po</text:span><text:span text:style-name="T5_492"><text:s/></text:span><text:span text:style-name="T5_493">kilkanaście</text:span><text:span text:style-name="T5_494"><text:s/></text:span><text:span text:style-name="T5_495">razy</text:span><text:span text:style-name="T5_496">,<text:s/></text:span><text:span text:style-name="T5_497">ponieważ</text:span><text:span text:style-name="T5_498"><text:s/></text:span><text:span text:style-name="T5_499">sprawiało</text:span><text:span text:style-name="T5_500"><text:s/></text:span><text:span text:style-name="T5_501">to</text:span><text:span text:style-name="T5_502"><text:s/></text:span><text:span text:style-name="T5_503">po</text:span><text:span text:style-name="T5_504"><text:s/></text:span><text:span text:style-name="T5_505">prostu</text:span><text:span text:style-name="T5_506"><text:s/></text:span><text:span text:style-name="T5_507">niesamowitą</text:span><text:span text:style-name="T5_508"><text:s/></text:span><text:span text:style-name="T5_509">frajdę</text:span><text:span text:style-name="T5_510">.<text:s/></text:span><text:span text:style-name="T5_511">Nawet</text:span><text:span text:style-name="T5_512"><text:s/></text:span><text:span text:style-name="T5_513">dzisiaj</text:span><text:span text:style-name="T5_514">,<text:s/></text:span><text:span text:style-name="T5_515">w</text:span><text:span text:style-name="T5_516"><text:s/></text:span><text:span text:style-name="T5_517">erze</text:span><text:span text:style-name="T5_518"><text:s/></text:span><text:span text:style-name="T5_519">cudownej</text:span><text:span text:style-name="T5_520"><text:s/></text:span><text:span text:style-name="T5_521">grafiki</text:span><text:span text:style-name="T5_522">,<text:s/></text:span><text:span text:style-name="T5_523">warto</text:span><text:span text:style-name="T5_524"><text:s/></text:span><text:span text:style-name="T5_525">sięgnąć</text:span><text:span text:style-name="T5_526"><text:s/></text:span><text:span text:style-name="T5_527">po</text:span><text:span text:style-name="T5_528"><text:s/>“</text:span><text:span text:style-name="T5_529">Desert</text:span><text:span text:style-name="T5_530"><text:s/></text:span><text:span text:style-name="T5_531">Strike</text:span><text:span text:style-name="T5_532">”<text:s/></text:span><text:span text:style-name="T5_533">i</text:span><text:span text:style-name="T5_534"><text:s/></text:span><text:span text:style-name="T5_535">po</text:span><text:span text:style-name="T5_536"><text:s/></text:span><text:span text:style-name="T5_537">raz</text:span><text:span text:style-name="T5_538"><text:s/></text:span><text:span text:style-name="T5_539">kolejny</text:span><text:span text:style-name="T5_540"><text:s/></text:span><text:span text:style-name="T5_541">ruszyć</text:span><text:span text:style-name="T5_542"><text:s/></text:span><text:span text:style-name="T5_543">na</text:span><text:span text:style-name="T5_544"><text:s/></text:span><text:span text:style-name="T5_545">pustynne</text:span><text:span text:style-name="T5_546"><text:s/></text:span><text:span text:style-name="T5_547">niebo</text:span><text:span text:style-name="T5_548">,<text:s/></text:span><text:span text:style-name="T5_549">by</text:span><text:span text:style-name="T5_550"><text:s/></text:span><text:span text:style-name="T5_551">siać</text:span><text:span text:style-name="T5_552"><text:s/></text:span><text:span text:style-name="T5_553">śmierć</text:span><text:span text:style-name="T5_554"><text:s/></text:span><text:span text:style-name="T5_555">i</text:span><text:span text:style-name="T5_556"><text:s/></text:span><text:span text:style-name="T5_557">zniszczenie</text:span><text:span text:style-name="T5_558">.<text:s/></text:span><text:span text:style-name="T5_559">Do</text:span><text:span text:style-name="T5_560"><text:s/></text:span><text:span text:style-name="T5_561">czego</text:span><text:span text:style-name="T5_562"><text:s/></text:span><text:span text:style-name="T5_563">zachęcam</text:span><text:span text:style-name="T5_564">.</text:span></text:p>
      <text:p text:style-name="P6"/>
      <text:p text:style-name="P7"><text:span text:style-name="T7_1">Link</text:span><text:span text:style-name="T7_2"><text:s/></text:span><text:span text:style-name="T7_3">do</text:span><text:span text:style-name="T7_4"><text:s/></text:span><text:span text:style-name="T7_5">obrazka</text:span><text:span text:style-name="T7_6">:<text:s/></text:span><text:span text:style-name="T7_7"><text:a xlink:type="simple" xlink:href="http://zdjecia.pl.sftcdn.net/pl/scrn/53000/53443/desert-strike-5.jpg"><text:span text:style-name="T7_8">1</text:span></text:a></text:span><text:span text:style-name="T7_9"><text:s/></text:span><text:span text:style-name="T7_10"><text:a xlink:type="simple" xlink:href="http://www.gamefabrique.com/storage/screenshots/genesis/desert-strike-return-to-the-gulf-04.png"><text:span text:style-name="T7_11">2</text:span></text:a></text:span><text:span text:style-name="T7_12"><text:s/></text:span><text:span text:style-name="T7_13"><text:a xlink:type="simple" xlink:href="http://img.gamefaqs.net/screens/4/8/c/gfs_91924_3_1.jpg"><text:span text:style-name="T7_14">3</text:span></text:a></text:span></text:p>
      <text:p text:style-name="P8"><text:span text:style-name="T8_1">Link</text:span><text:span text:style-name="T8_2"><text:s/></text:span><text:span text:style-name="T8_3">do</text:span><text:span text:style-name="T8_4"><text:s/></text:span><text:span text:style-name="T8_5">źródła</text:span><text:span text:style-name="T8_6">:<text:s/></text:span><text:span text:style-name="T8_7"><text:a xlink:type="simple" xlink:href="http://desert-strike.softonic.pl"><text:span text:style-name="T8_8">1</text:span></text:a></text:span><text:span text:style-name="T8_9"><text:s/></text:span><text:span text:style-name="T8_10"><text:a xlink:type="simple" xlink:href="http://www.gamefabrique.com/games/desert-strike/"><text:span text:style-name="T8_11">2</text:span></text:a></text:span><text:span text:style-name="T8_12"><text:s/></text:span><text:span text:style-name="T8_13"><text:a xlink:type="simple" xlink:href="http://www.gamefaqs.com/snes/588278-desert-strike-return-to-the-gulf/images/screen-8"><text:span text:style-name="T8_14">3</text:span></text:a></text:span></text:p>
      <text:p text:style-name="P9"/>
      <text:p text:style-name="P10"><text:span text:style-name="T10_1">2.<text:s/></text:span><text:span text:style-name="T10_2">Raptor</text:span></text:p>
      <text:p text:style-name="P11"/>
      <text:p text:style-name="P12"><text:span text:style-name="T12_1">Pierwszego</text:span><text:span text:style-name="T12_2"><text:s/></text:span><text:span text:style-name="T12_3">kwietnia</text:span><text:span text:style-name="T12_4"><text:s/>1994<text:s/></text:span><text:span text:style-name="T12_5">roku</text:span><text:span text:style-name="T12_6"><text:s/></text:span><text:span text:style-name="T12_7">światło</text:span><text:span text:style-name="T12_8"><text:s/></text:span><text:span text:style-name="T12_9">dzienne</text:span><text:span text:style-name="T12_10"><text:s/></text:span><text:span text:style-name="T12_11">ujrzała</text:span><text:span text:style-name="T12_12"><text:s/></text:span><text:span text:style-name="T12_13">gra</text:span><text:span text:style-name="T12_14"><text:s/>„</text:span><text:span text:style-name="T12_15">Raptor</text:span><text:span text:style-name="T12_16">:<text:s/></text:span><text:span text:style-name="T12_17">Call</text:span><text:span text:style-name="T12_18"><text:s/></text:span><text:span text:style-name="T12_19">of</text:span><text:span text:style-name="T12_20"><text:s/></text:span><text:span text:style-name="T12_21">the</text:span><text:span text:style-name="T12_22"><text:s/></text:span><text:span text:style-name="T12_23">Shadows</text:span><text:span text:style-name="T12_24">”<text:s/></text:span><text:span text:style-name="T12_25">stworzona</text:span><text:span text:style-name="T12_26"><text:s/></text:span><text:span text:style-name="T12_27">przez</text:span><text:span text:style-name="T12_28"><text:s/></text:span><text:span text:style-name="T12_29">Cygnus</text:span><text:span text:style-name="T12_30"><text:s/></text:span><text:span text:style-name="T12_31">Studios</text:span><text:span text:style-name="T12_32">.<text:s/></text:span><text:span text:style-name="T12_33">Faktem</text:span><text:span text:style-name="T12_34"><text:s/></text:span><text:span text:style-name="T12_35">jest</text:span><text:span text:style-name="T12_36">,<text:s/></text:span><text:span text:style-name="T12_37">że</text:span><text:span text:style-name="T12_38"><text:s/></text:span><text:span text:style-name="T12_39">do</text:span><text:span text:style-name="T12_40"><text:s/></text:span><text:span text:style-name="T12_41">czasu</text:span><text:span text:style-name="T12_42"><text:s/></text:span><text:span text:style-name="T12_43">jej</text:span><text:span text:style-name="T12_44"><text:s/></text:span><text:span text:style-name="T12_45">wydania</text:span><text:span text:style-name="T12_46"><text:s/></text:span><text:span text:style-name="T12_47">właściciele</text:span><text:span text:style-name="T12_48"><text:s/></text:span><text:span text:style-name="T12_49">pecetów</text:span><text:span text:style-name="T12_50"><text:s/></text:span><text:span text:style-name="T12_51">nie</text:span><text:span text:style-name="T12_52"><text:s/></text:span><text:span text:style-name="T12_53">bardzo</text:span><text:span text:style-name="T12_54"><text:s/></text:span><text:span text:style-name="T12_55">mieli</text:span><text:span text:style-name="T12_56"><text:s/></text:span><text:span text:style-name="T12_57">tego</text:span><text:span text:style-name="T12_58"><text:s/></text:span><text:span text:style-name="T12_59">typu</text:span><text:span text:style-name="T12_60"><text:s/></text:span><text:span text:style-name="T12_61">gry</text:span><text:span text:style-name="T12_62">,<text:s/></text:span><text:span text:style-name="T12_63">przy</text:span><text:span text:style-name="T12_64"><text:s/></text:span><text:span text:style-name="T12_65">której</text:span><text:span text:style-name="T12_66"><text:s/></text:span><text:span text:style-name="T12_67">mogliby</text:span><text:span text:style-name="T12_68"><text:s/></text:span><text:span text:style-name="T12_69">wyładowywać</text:span><text:span text:style-name="T12_70"><text:s/></text:span><text:span text:style-name="T12_71">swoje</text:span><text:span text:style-name="T12_72"><text:s/></text:span><text:span text:style-name="T12_73">frustracje</text:span><text:span text:style-name="T12_74">.<text:s/></text:span><text:span text:style-name="T12_75">A</text:span><text:span text:style-name="T12_76"><text:s/></text:span><text:span text:style-name="T12_77">przynajmniej</text:span><text:span text:style-name="T12_78"><text:s/></text:span><text:span text:style-name="T12_79">żaden</text:span><text:span text:style-name="T12_80"><text:s/></text:span><text:span text:style-name="T12_81">tytuł</text:span><text:span text:style-name="T12_82"><text:s/></text:span><text:span text:style-name="T12_83">nie</text:span><text:span text:style-name="T12_84"><text:s/></text:span><text:span text:style-name="T12_85">zyskał</text:span><text:span text:style-name="T12_86"><text:s/></text:span><text:span text:style-name="T12_87">sobie</text:span><text:span text:style-name="T12_88"><text:s/></text:span><text:span text:style-name="T12_89">popularności</text:span><text:span text:style-name="T12_90">.<text:s/></text:span><text:span text:style-name="T12_91">A</text:span><text:span text:style-name="T12_92"><text:s/></text:span><text:span text:style-name="T12_93">tu</text:span><text:span text:style-name="T12_94"><text:s/></text:span><text:span text:style-name="T12_95">nagle</text:span><text:span text:style-name="T12_96">,<text:s/></text:span><text:span text:style-name="T12_97">jak</text:span><text:span text:style-name="T12_98"><text:s/></text:span><text:span text:style-name="T12_99">diabeł</text:span><text:span text:style-name="T12_100"><text:s/></text:span><text:span text:style-name="T12_101">z</text:span><text:span text:style-name="T12_102"><text:s/></text:span><text:span text:style-name="T12_103">pudełka</text:span><text:span text:style-name="T12_104"><text:s/></text:span><text:span text:style-name="T12_105">wyskoczył</text:span><text:span text:style-name="T12_106"><text:s/>“</text:span><text:span text:style-name="T12_107">Raptor</text:span><text:span text:style-name="T12_108">”<text:s/></text:span><text:span text:style-name="T12_109">i</text:span><text:span text:style-name="T12_110"><text:s/></text:span><text:span text:style-name="T12_111">przyniósł</text:span><text:span text:style-name="T12_112"><text:s/></text:span><text:span text:style-name="T12_113">graczom</text:span><text:span text:style-name="T12_114"><text:s/></text:span><text:span text:style-name="T12_115">masę</text:span><text:span text:style-name="T12_116"><text:s/></text:span><text:span text:style-name="T12_117">radości</text:span><text:span text:style-name="T12_118">.<text:s/></text:span><text:span text:style-name="T12_119">Zapytacie</text:span><text:span text:style-name="T12_120">,<text:s/></text:span><text:span text:style-name="T12_121">o</text:span><text:span text:style-name="T12_122"><text:s/></text:span><text:span text:style-name="T12_123">jakiego</text:span><text:span text:style-name="T12_124"><text:s/></text:span><text:span text:style-name="T12_125">typu</text:span><text:span text:style-name="T12_126"><text:s/></text:span><text:span text:style-name="T12_127">grze</text:span><text:span text:style-name="T12_128"><text:s/></text:span><text:span text:style-name="T12_129">mówię</text:span><text:span text:style-name="T12_130">?<text:s/></text:span><text:span text:style-name="T12_131">Otóż</text:span><text:span text:style-name="T12_132"><text:s/></text:span><text:span text:style-name="T12_133">chodzi</text:span><text:span text:style-name="T12_134"><text:s/></text:span><text:span text:style-name="T12_135">tu</text:span><text:span text:style-name="T12_136"><text:s/></text:span><text:span text:style-name="T12_137">o</text:span><text:span text:style-name="T12_138"><text:s/></text:span><text:span text:style-name="T12_139">typową</text:span><text:span text:style-name="T12_140"><text:s/></text:span><text:span text:style-name="T12_141">strzelarkę</text:span><text:span text:style-name="T12_142">,<text:s/></text:span><text:span text:style-name="T12_143">gdzie</text:span><text:span text:style-name="T12_144"><text:s/></text:span><text:span text:style-name="T12_145">kierujemy</text:span><text:span text:style-name="T12_146"><text:s/></text:span><text:span text:style-name="T12_147">pojedynczym</text:span><text:span text:style-name="T12_148"><text:s/></text:span><text:span text:style-name="T12_149">pojazdem</text:span><text:span text:style-name="T12_150"><text:s/></text:span><text:span text:style-name="T12_151">tępiącym</text:span><text:span text:style-name="T12_152"><text:s/></text:span><text:span text:style-name="T12_153">wyłaniające</text:span><text:span text:style-name="T12_154"><text:s/></text:span><text:span text:style-name="T12_155">się</text:span><text:span text:style-name="T12_156"><text:s/></text:span><text:span text:style-name="T12_157">z</text:span><text:span text:style-name="T12_158"><text:s/></text:span><text:span text:style-name="T12_159">góry</text:span><text:span text:style-name="T12_160"><text:s/></text:span><text:span text:style-name="T12_161">ekranu</text:span><text:span text:style-name="T12_162"><text:s/></text:span><text:span text:style-name="T12_163">masy</text:span><text:span text:style-name="T12_164"><text:s/></text:span><text:span text:style-name="T12_165">antagonistów</text:span><text:span text:style-name="T12_166">.<text:s text:c="2"/></text:span><text:span text:style-name="T12_167">Szok</text:span><text:span text:style-name="T12_168">,<text:s/></text:span><text:span text:style-name="T12_169">jakie</text:span><text:span text:style-name="T12_170"><text:s/></text:span><text:span text:style-name="T12_171">to</text:span><text:span text:style-name="T12_172"><text:s/></text:span><text:span text:style-name="T12_173">proste</text:span><text:span text:style-name="T12_174">,<text:s/></text:span><text:span text:style-name="T12_175">prawda</text:span><text:span text:style-name="T12_176">?</text:span><text:span text:style-name="T12_177"><text:s/></text:span><text:span text:style-name="T12_178">Cóż</text:span><text:span text:style-name="T12_179">,<text:s/></text:span><text:span text:style-name="T12_180">nie</text:span><text:span text:style-name="T12_181"><text:s/></text:span><text:span text:style-name="T12_182">można</text:span><text:span text:style-name="T12_183"><text:s/></text:span><text:span text:style-name="T12_184">się</text:span><text:span text:style-name="T12_185"><text:s/></text:span><text:span text:style-name="T12_186">kłócić</text:span><text:span text:style-name="T12_187">,<text:s/></text:span><text:span text:style-name="T12_188">iż</text:span><text:span text:style-name="T12_189"><text:s/></text:span><text:span text:style-name="T12_190">od</text:span><text:span text:style-name="T12_191"><text:s/></text:span><text:span text:style-name="T12_192">tego</text:span><text:span text:style-name="T12_193"><text:s/></text:span><text:span text:style-name="T12_194">typu</text:span><text:span text:style-name="T12_195"><text:s/></text:span><text:span text:style-name="T12_196">tytułów</text:span><text:span text:style-name="T12_197"><text:s/></text:span><text:span text:style-name="T12_198">nie</text:span><text:span text:style-name="T12_199"><text:s/></text:span><text:span text:style-name="T12_200">wymaga</text:span><text:span text:style-name="T12_201"><text:s/></text:span><text:span text:style-name="T12_202">się</text:span><text:span text:style-name="T12_203"><text:s/></text:span><text:span text:style-name="T12_204">finezji</text:span><text:span text:style-name="T12_205"><text:s/></text:span><text:span text:style-name="T12_206">i</text:span><text:span text:style-name="T12_207"><text:s/></text:span><text:span text:style-name="T12_208">subtelności</text:span><text:span text:style-name="T12_209">,<text:s/></text:span><text:span text:style-name="T12_210">tylko</text:span><text:span text:style-name="T12_211"><text:s/></text:span><text:span text:style-name="T12_212">przyjemnej</text:span><text:span text:style-name="T12_213"><text:s/></text:span><text:span text:style-name="T12_214">dla</text:span><text:span text:style-name="T12_215"><text:s/></text:span><text:span text:style-name="T12_216">oka</text:span><text:span text:style-name="T12_217"><text:s/></text:span><text:span text:style-name="T12_218">grafiki</text:span><text:span text:style-name="T12_219">,<text:s/></text:span><text:span text:style-name="T12_220">odpowiednio</text:span><text:span text:style-name="T12_221"><text:s/></text:span><text:span text:style-name="T12_222">klimatycznej</text:span><text:span text:style-name="T12_223"><text:s/></text:span><text:span text:style-name="T12_224">muzyki</text:span><text:span text:style-name="T12_225"><text:s/></text:span><text:span text:style-name="T12_226">oraz</text:span><text:span text:style-name="T12_227"><text:s/></text:span><text:span text:style-name="T12_228">niesamowitej</text:span><text:span text:style-name="T12_229"><text:s/></text:span><text:span text:style-name="T12_230">grywalności</text:span><text:span text:style-name="T12_231">.<text:s/></text:span><text:span text:style-name="T12_232">Na</text:span><text:span text:style-name="T12_233"><text:s/></text:span><text:span text:style-name="T12_234">szczęście</text:span><text:span text:style-name="T12_235">,<text:s/></text:span><text:span text:style-name="T12_236">jeżeli</text:span><text:span text:style-name="T12_237"><text:s/></text:span><text:span text:style-name="T12_238">chodzi</text:span><text:span text:style-name="T12_239"><text:s/></text:span><text:span text:style-name="T12_240">o</text:span><text:span text:style-name="T12_241"><text:s/></text:span><text:span text:style-name="T12_242">te</text:span><text:span text:style-name="T12_243"><text:s/></text:span><text:span text:style-name="T12_244">rzeczy</text:span><text:span text:style-name="T12_245">,<text:s/></text:span><text:span text:style-name="T12_246">to</text:span><text:span text:style-name="T12_247"><text:s/>“</text:span><text:span text:style-name="T12_248">Raptor</text:span><text:span text:style-name="T12_249">”<text:s/></text:span><text:span text:style-name="T12_250">ma</text:span><text:span text:style-name="T12_251"><text:s/></text:span><text:span text:style-name="T12_252">ich</text:span><text:span text:style-name="T12_253"><text:s/></text:span><text:span text:style-name="T12_254">wręcz</text:span><text:span text:style-name="T12_255"><text:s/></text:span><text:span text:style-name="T12_256">w</text:span><text:span text:style-name="T12_257"><text:s/></text:span><text:span text:style-name="T12_258">nadmiarze</text:span><text:span text:style-name="T12_259">.<text:s/></text:span><text:span text:style-name="T12_260">Nawet</text:span><text:span text:style-name="T12_261"><text:s/></text:span><text:span text:style-name="T12_262">dzisiaj</text:span><text:span text:style-name="T12_263"><text:s/></text:span><text:span text:style-name="T12_264">wszystko</text:span><text:span text:style-name="T12_265"><text:s/></text:span><text:span text:style-name="T12_266">wygląda</text:span><text:span text:style-name="T12_267"><text:s/></text:span><text:span text:style-name="T12_268">ładnie</text:span><text:span text:style-name="T12_269">,<text:s/></text:span><text:span text:style-name="T12_270">a</text:span><text:span text:style-name="T12_271"><text:s/></text:span><text:span text:style-name="T12_272">eksplozje</text:span><text:span text:style-name="T12_273"><text:s/></text:span><text:span text:style-name="T12_274">kolejnych</text:span><text:span text:style-name="T12_275"><text:s/></text:span><text:span text:style-name="T12_276">wrogich</text:span><text:span text:style-name="T12_277"><text:s/></text:span><text:span text:style-name="T12_278">statków</text:span><text:span text:style-name="T12_279"><text:s/></text:span><text:span text:style-name="T12_280">cieszą</text:span><text:span text:style-name="T12_281"><text:s/></text:span><text:span text:style-name="T12_282">oko</text:span><text:span text:style-name="T12_283">.<text:s/></text:span><text:span text:style-name="T12_284">Na</text:span><text:span text:style-name="T12_285"><text:s/></text:span><text:span text:style-name="T12_286">dodatek</text:span><text:span text:style-name="T12_287"><text:s/></text:span><text:span text:style-name="T12_288">twórcy</text:span><text:span text:style-name="T12_289"><text:s/></text:span><text:span text:style-name="T12_290">gry</text:span><text:span text:style-name="T12_291"><text:s/></text:span><text:span text:style-name="T12_292">postarali</text:span><text:span text:style-name="T12_293"><text:s/></text:span><text:span text:style-name="T12_294">się</text:span><text:span text:style-name="T12_295">,<text:s/></text:span><text:span text:style-name="T12_296">by</text:span><text:span text:style-name="T12_297"><text:s/></text:span><text:span text:style-name="T12_298">asortyment</text:span><text:span text:style-name="T12_299"><text:s/></text:span><text:span text:style-name="T12_300">narzędzi</text:span><text:span text:style-name="T12_301"><text:s/></text:span><text:span text:style-name="T12_302">zagłady</text:span><text:span text:style-name="T12_303">,<text:s/></text:span><text:span text:style-name="T12_304">które</text:span><text:span text:style-name="T12_305"><text:s/></text:span><text:span text:style-name="T12_306">gracz</text:span><text:span text:style-name="T12_307"><text:s/></text:span><text:span text:style-name="T12_308">ma</text:span><text:span text:style-name="T12_309"><text:s/></text:span><text:span text:style-name="T12_310">do</text:span><text:span text:style-name="T12_311"><text:s/></text:span><text:span text:style-name="T12_312">dyspozycji</text:span><text:span text:style-name="T12_313">,<text:s/></text:span><text:span text:style-name="T12_314">był</text:span><text:span text:style-name="T12_315"><text:s/></text:span><text:span text:style-name="T12_316">wyjątkowo</text:span><text:span text:style-name="T12_317"><text:s/></text:span><text:span text:style-name="T12_318">bogaty</text:span><text:span text:style-name="T12_319"><text:s/></text:span><text:span text:style-name="T12_320">i</text:span><text:span text:style-name="T12_321"><text:s/></text:span><text:span text:style-name="T12_322">zróżnicowany</text:span><text:span text:style-name="T12_323">.<text:s/></text:span><text:span text:style-name="T12_324">Uzyskujemy</text:span><text:span text:style-name="T12_325"><text:s/></text:span><text:span text:style-name="T12_326">dostęp</text:span><text:span text:style-name="T12_327"><text:s/></text:span><text:span text:style-name="T12_328">do</text:span><text:span text:style-name="T12_329"><text:s/></text:span><text:span text:style-name="T12_330">kilku</text:span><text:span text:style-name="T12_331"><text:s/></text:span><text:span text:style-name="T12_332">typów</text:span><text:span text:style-name="T12_333"><text:s/></text:span><text:span text:style-name="T12_334">rakiet</text:span><text:span text:style-name="T12_335">,<text:s/></text:span><text:span text:style-name="T12_336">bomb</text:span><text:span text:style-name="T12_337">,<text:s/></text:span><text:span text:style-name="T12_338">samonaprowadzających</text:span><text:span text:style-name="T12_339"><text:s/></text:span><text:span text:style-name="T12_340">się</text:span><text:span text:style-name="T12_341"><text:s/></text:span><text:span text:style-name="T12_342">laserów</text:span><text:span text:style-name="T12_343"><text:s/></text:span><text:span text:style-name="T12_344">i</text:span><text:span text:style-name="T12_345"><text:s/></text:span><text:span text:style-name="T12_346">karabinów</text:span><text:span text:style-name="T12_347"><text:s/></text:span><text:span text:style-name="T12_348">maszynowych</text:span><text:span text:style-name="T12_349">,<text:s/></text:span><text:span text:style-name="T12_350">a</text:span><text:span text:style-name="T12_351"><text:s/></text:span><text:span text:style-name="T12_352">także</text:span><text:span text:style-name="T12_353"><text:s/></text:span><text:span text:style-name="T12_354">potężnych</text:span><text:span text:style-name="T12_355"><text:s/></text:span><text:span text:style-name="T12_356">broni</text:span><text:span text:style-name="T12_357"><text:s/></text:span><text:span text:style-name="T12_358">energetycznych</text:span><text:span text:style-name="T12_359">,<text:s/></text:span><text:span text:style-name="T12_360">że</text:span><text:span text:style-name="T12_361"><text:s/></text:span><text:span text:style-name="T12_362">nie</text:span><text:span text:style-name="T12_363"><text:s/></text:span><text:span text:style-name="T12_364">wspomnę</text:span><text:span text:style-name="T12_365"><text:s/></text:span><text:span text:style-name="T12_366">o</text:span><text:span text:style-name="T12_367"><text:s/></text:span><text:span text:style-name="T12_368">skanerach</text:span><text:span text:style-name="T12_369"><text:s/></text:span><text:span text:style-name="T12_370">czy</text:span><text:span text:style-name="T12_371"><text:s/></text:span><text:span text:style-name="T12_372">tarczach</text:span><text:span text:style-name="T12_373"><text:s/></text:span><text:span text:style-name="T12_374">przedłużających</text:span><text:span text:style-name="T12_375"><text:s/></text:span><text:span text:style-name="T12_376">nasze</text:span><text:span text:style-name="T12_377"><text:s/></text:span><text:span text:style-name="T12_378">istnienie</text:span><text:span text:style-name="T12_379">.<text:s/></text:span><text:span text:style-name="T12_380">A</text:span><text:span text:style-name="T12_381"><text:s/></text:span><text:span text:style-name="T12_382">są</text:span><text:span text:style-name="T12_383"><text:s/></text:span><text:span text:style-name="T12_384">one</text:span><text:span text:style-name="T12_385"><text:s/></text:span><text:span text:style-name="T12_386">potrzebne</text:span><text:span text:style-name="T12_387">,<text:s/></text:span><text:span text:style-name="T12_388">gdyż</text:span><text:span text:style-name="T12_389"><text:s/></text:span><text:span text:style-name="T12_390">twórcy</text:span><text:span text:style-name="T12_391"><text:s/></text:span><text:span text:style-name="T12_392">postawili</text:span><text:span text:style-name="T12_393"><text:s/></text:span><text:span text:style-name="T12_394">poprzeczkę</text:span><text:span text:style-name="T12_395"><text:s/></text:span><text:span text:style-name="T12_396">trudności</text:span><text:span text:style-name="T12_397"><text:s/></text:span><text:span text:style-name="T12_398">całkiem</text:span><text:span text:style-name="T12_399"><text:s/></text:span><text:span text:style-name="T12_400">wysoko</text:span><text:span text:style-name="T12_401"><text:s/></text:span><text:span text:style-name="T12_402">i</text:span><text:span text:style-name="T12_403"><text:s/></text:span><text:span text:style-name="T12_404">gra</text:span><text:span text:style-name="T12_405"><text:s/></text:span><text:span text:style-name="T12_406">chwilami</text:span><text:span text:style-name="T12_407"><text:s/></text:span><text:span text:style-name="T12_408">potrafi</text:span><text:span text:style-name="T12_409"><text:s/></text:span><text:span text:style-name="T12_410">być</text:span><text:span text:style-name="T12_411"><text:s/></text:span><text:span text:style-name="T12_412">prawdziwym</text:span><text:span text:style-name="T12_413"><text:s/></text:span><text:span text:style-name="T12_414">wyzwaniem</text:span><text:span text:style-name="T12_415">.<text:s/></text:span><text:span text:style-name="T12_416">Całość</text:span><text:span text:style-name="T12_417"><text:s/></text:span><text:span text:style-name="T12_418">rozgrywki</text:span><text:span text:style-name="T12_419"><text:s/></text:span><text:span text:style-name="T12_420">dzieli</text:span><text:span text:style-name="T12_421"><text:s/></text:span><text:span text:style-name="T12_422">się</text:span><text:span text:style-name="T12_423"><text:s/></text:span><text:span text:style-name="T12_424">na</text:span><text:span text:style-name="T12_425"><text:s/></text:span><text:span text:style-name="T12_426">trzy</text:span><text:span text:style-name="T12_427"><text:s/></text:span><text:span text:style-name="T12_428">kampanie</text:span><text:span text:style-name="T12_429"><text:s/></text:span><text:span text:style-name="T12_430">po</text:span><text:span text:style-name="T12_431"><text:s/></text:span><text:span text:style-name="T12_432">dziewięć</text:span><text:span text:style-name="T12_433"><text:s/></text:span><text:span text:style-name="T12_434">misji</text:span><text:span text:style-name="T12_435"><text:s/></text:span><text:span text:style-name="T12_436">w</text:span><text:span text:style-name="T12_437"><text:s/></text:span><text:span text:style-name="T12_438">każdej</text:span><text:span text:style-name="T12_439">.<text:s/></text:span><text:span text:style-name="T12_440">O</text:span><text:span text:style-name="T12_441"><text:s/></text:span><text:span text:style-name="T12_442">ile</text:span><text:span text:style-name="T12_443"><text:s/></text:span><text:span text:style-name="T12_444">można</text:span><text:span text:style-name="T12_445"><text:s/></text:span><text:span text:style-name="T12_446">zacząć</text:span><text:span text:style-name="T12_447"><text:s/></text:span><text:span text:style-name="T12_448">od</text:span><text:span text:style-name="T12_449"><text:s/></text:span><text:span text:style-name="T12_450">razu</text:span><text:span text:style-name="T12_451"><text:s/></text:span><text:span text:style-name="T12_452">od</text:span><text:span text:style-name="T12_453"><text:s/></text:span><text:span text:style-name="T12_454">tych</text:span><text:span text:style-name="T12_455"><text:s/></text:span><text:span text:style-name="T12_456">trudniejszych</text:span><text:span text:style-name="T12_457">,<text:s/></text:span><text:span text:style-name="T12_458">to</text:span><text:span text:style-name="T12_459"><text:s/></text:span><text:span text:style-name="T12_460">zdecydowanie</text:span><text:span text:style-name="T12_461"><text:s/></text:span><text:span text:style-name="T12_462">odradzam</text:span><text:span text:style-name="T12_463"><text:s/></text:span><text:span text:style-name="T12_464">taki</text:span><text:span text:style-name="T12_465"><text:s/></text:span><text:span text:style-name="T12_466">ruch</text:span><text:span text:style-name="T12_467"><text:s/>–<text:s/></text:span><text:span text:style-name="T12_468">bez</text:span><text:span text:style-name="T12_469"><text:s/></text:span><text:span text:style-name="T12_470">odpowiedniego</text:span><text:span text:style-name="T12_471"><text:s/></text:span><text:span text:style-name="T12_472">wyposażenia</text:span><text:span text:style-name="T12_473"><text:s/></text:span><text:span text:style-name="T12_474">zapewne</text:span><text:span text:style-name="T12_475"><text:s/></text:span><text:span text:style-name="T12_476">bardzo</text:span><text:span text:style-name="T12_477"><text:s/></text:span><text:span text:style-name="T12_478">szybko</text:span><text:span text:style-name="T12_479"><text:s/></text:span><text:span text:style-name="T12_480">zobaczymy</text:span><text:span text:style-name="T12_481"><text:s/></text:span><text:span text:style-name="T12_482">animację</text:span><text:span text:style-name="T12_483"><text:s/></text:span><text:span text:style-name="T12_484">końcową</text:span><text:span text:style-name="T12_485">,<text:s/></text:span><text:span text:style-name="T12_486">na</text:span><text:span text:style-name="T12_487"><text:s/></text:span><text:span text:style-name="T12_488">której</text:span><text:span text:style-name="T12_489"><text:s/></text:span><text:span text:style-name="T12_490">nasz</text:span><text:span text:style-name="T12_491"><text:s/></text:span><text:span text:style-name="T12_492">dzielny</text:span><text:span text:style-name="T12_493"><text:s/></text:span><text:span text:style-name="T12_494">samolot</text:span><text:span text:style-name="T12_495"><text:s/></text:span><text:span text:style-name="T12_496">będzie</text:span><text:span text:style-name="T12_497"><text:s/></text:span><text:span text:style-name="T12_498">spadał</text:span><text:span text:style-name="T12_499"><text:s/></text:span><text:span text:style-name="T12_500">w</text:span><text:span text:style-name="T12_501"><text:s/></text:span><text:span text:style-name="T12_502">płomieniach</text:span><text:span text:style-name="T12_503">.<text:s/></text:span><text:span text:style-name="T12_504">A</text:span><text:span text:style-name="T12_505"><text:s/></text:span><text:span text:style-name="T12_506">jeżeli</text:span><text:span text:style-name="T12_507"><text:s/></text:span><text:span text:style-name="T12_508">ustawimy</text:span><text:span text:style-name="T12_509"><text:s/></text:span><text:span text:style-name="T12_510">najwyższy</text:span><text:span text:style-name="T12_511"><text:s/></text:span><text:span text:style-name="T12_512">poziom</text:span><text:span text:style-name="T12_513"><text:s/></text:span><text:span text:style-name="T12_514">trudności</text:span><text:span text:style-name="T12_515">…<text:s/></text:span><text:span text:style-name="T12_516">no</text:span><text:span text:style-name="T12_517"><text:s/></text:span><text:span text:style-name="T12_518">cóż</text:span><text:span text:style-name="T12_519">,<text:s/></text:span><text:span text:style-name="T12_520">wtedy</text:span><text:span text:style-name="T12_521"><text:s/></text:span><text:span text:style-name="T12_522">bywa</text:span><text:span text:style-name="T12_523">,<text:s/></text:span><text:span text:style-name="T12_524">że</text:span><text:span text:style-name="T12_525"><text:s/></text:span><text:span text:style-name="T12_526">na</text:span><text:span text:style-name="T12_527"><text:s/></text:span><text:span text:style-name="T12_528">ekranie</text:span><text:span text:style-name="T12_529"><text:s/></text:span><text:span text:style-name="T12_530">widać</text:span><text:span text:style-name="T12_531"><text:s/></text:span><text:span text:style-name="T12_532">niemal</text:span><text:span text:style-name="T12_533"><text:s/></text:span><text:span text:style-name="T12_534">same</text:span><text:span text:style-name="T12_535"><text:s/></text:span><text:span text:style-name="T12_536">eksplozje</text:span><text:span text:style-name="T12_537">,<text:s/></text:span><text:span text:style-name="T12_538">a</text:span><text:span text:style-name="T12_539"><text:s/></text:span><text:span text:style-name="T12_540">nasz</text:span><text:span text:style-name="T12_541"><text:s/></text:span><text:span text:style-name="T12_542">pasek</text:span><text:span text:style-name="T12_543"><text:s/></text:span><text:span text:style-name="T12_544">życia</text:span><text:span text:style-name="T12_545"><text:s/></text:span><text:span text:style-name="T12_546">spada</text:span><text:span text:style-name="T12_547"><text:s/></text:span><text:span text:style-name="T12_548">w</text:span><text:span text:style-name="T12_549"><text:s/></text:span><text:span text:style-name="T12_550">zastraszającym</text:span><text:span text:style-name="T12_551"><text:s/></text:span><text:span text:style-name="T12_552">tempie</text:span><text:span text:style-name="T12_553">.<text:s/></text:span><text:span text:style-name="T12_554">Co</text:span><text:span text:style-name="T12_555"><text:s/></text:span><text:span text:style-name="T12_556">ciekawe</text:span><text:span text:style-name="T12_557">,<text:s/></text:span><text:span text:style-name="T12_558">kiedy</text:span><text:span text:style-name="T12_559"><text:s/></text:span><text:span text:style-name="T12_560">przejdziemy</text:span><text:span text:style-name="T12_561"><text:s/></text:span><text:span text:style-name="T12_562">grę</text:span><text:span text:style-name="T12_563">,<text:s/></text:span><text:span text:style-name="T12_564">to</text:span><text:span text:style-name="T12_565"><text:s/></text:span><text:span text:style-name="T12_566">możemy</text:span><text:span text:style-name="T12_567"><text:s/></text:span><text:span text:style-name="T12_568">zacząć</text:span><text:span text:style-name="T12_569"><text:s/></text:span><text:span text:style-name="T12_570">od</text:span><text:span text:style-name="T12_571"><text:s/></text:span><text:span text:style-name="T12_572">nowa</text:span><text:span text:style-name="T12_573"><text:s/></text:span><text:span text:style-name="T12_574">z</text:span><text:span text:style-name="T12_575"><text:s/></text:span><text:span text:style-name="T12_576">całym</text:span><text:span text:style-name="T12_577"><text:s/></text:span><text:span text:style-name="T12_578">zebranym</text:span><text:span text:style-name="T12_579">,<text:s/></text:span><text:span text:style-name="T12_580">za</text:span><text:span text:style-name="T12_581"><text:s/></text:span><text:span text:style-name="T12_582">kasę</text:span><text:span text:style-name="T12_583"><text:s/></text:span><text:span text:style-name="T12_584">ze</text:span><text:span text:style-name="T12_585"><text:s/></text:span><text:span text:style-name="T12_586">zniszczonych</text:span><text:span text:style-name="T12_587"><text:s/></text:span><text:span text:style-name="T12_588">wrogów</text:span><text:span text:style-name="T12_589">,<text:s/></text:span><text:span text:style-name="T12_590">uzbrojeniem</text:span><text:span text:style-name="T12_591">.<text:s/></text:span><text:span text:style-name="T12_592">Naturalnie</text:span><text:span text:style-name="T12_593"><text:s/></text:span><text:span text:style-name="T12_594">na</text:span><text:span text:style-name="T12_595"><text:s/></text:span><text:span text:style-name="T12_596">wyższym</text:span><text:span text:style-name="T12_597"><text:s/></text:span><text:span text:style-name="T12_598">poziomie</text:span><text:span text:style-name="T12_599"><text:s/></text:span><text:span text:style-name="T12_600">trudności</text:span><text:span text:style-name="T12_601"><text:s/>–<text:s/></text:span><text:span text:style-name="T12_602">pod</text:span><text:span text:style-name="T12_603"><text:s/></text:span><text:span text:style-name="T12_604">tym</text:span><text:span text:style-name="T12_605"><text:s/></text:span><text:span text:style-name="T12_606">względem</text:span><text:span text:style-name="T12_607"><text:s/></text:span><text:span text:style-name="T12_608">gra</text:span><text:span text:style-name="T12_609"><text:s/></text:span><text:span text:style-name="T12_610">nie</text:span><text:span text:style-name="T12_611"><text:s/></text:span><text:span text:style-name="T12_612">da</text:span><text:span text:style-name="T12_613"><text:s/></text:span><text:span text:style-name="T12_614">nam</text:span><text:span text:style-name="T12_615"><text:s/></text:span><text:span text:style-name="T12_616">możliwości</text:span><text:span text:style-name="T12_617"><text:s/></text:span><text:span text:style-name="T12_618">wyboru</text:span><text:span text:style-name="T12_619">.<text:s/></text:span><text:span text:style-name="T12_620">I</text:span><text:span text:style-name="T12_621"><text:s/></text:span><text:span text:style-name="T12_622">dobrze</text:span><text:span text:style-name="T12_623">.<text:s/></text:span><text:span text:style-name="T12_624">Gdyby</text:span><text:span text:style-name="T12_625"><text:s/></text:span><text:span text:style-name="T12_626">nie</text:span><text:span text:style-name="T12_627"><text:s/></text:span><text:span text:style-name="T12_628">było</text:span><text:span text:style-name="T12_629"><text:s/></text:span><text:span text:style-name="T12_630">wyzwania</text:span><text:span text:style-name="T12_631">,<text:s/></text:span><text:span text:style-name="T12_632">to</text:span><text:span text:style-name="T12_633"><text:s/></text:span><text:span text:style-name="T12_634">jaka</text:span><text:span text:style-name="T12_635"><text:s/></text:span><text:span text:style-name="T12_636">by</text:span><text:span text:style-name="T12_637"><text:s/></text:span><text:span text:style-name="T12_638">z</text:span><text:span text:style-name="T12_639"><text:s/></text:span><text:span text:style-name="T12_640">niej</text:span><text:span text:style-name="T12_641"><text:s/></text:span><text:span text:style-name="T12_642">płynęła</text:span><text:span text:style-name="T12_643"><text:s/></text:span><text:span text:style-name="T12_644">przyjemność</text:span><text:span text:style-name="T12_645">?<text:s/></text:span><text:span text:style-name="T12_646">W</text:span><text:span text:style-name="T12_647"><text:s/></text:span><text:span text:style-name="T12_648">każdym</text:span><text:span text:style-name="T12_649"><text:s/></text:span><text:span text:style-name="T12_650">razie</text:span><text:span text:style-name="T12_651"><text:s/></text:span><text:span text:style-name="T12_652">jest</text:span><text:span text:style-name="T12_653"><text:s/></text:span><text:span text:style-name="T12_654">to</text:span><text:span text:style-name="T12_655"><text:s/></text:span><text:span text:style-name="T12_656">tytuł</text:span><text:span text:style-name="T12_657">,<text:s/></text:span><text:span text:style-name="T12_658">w</text:span><text:span text:style-name="T12_659"><text:s/></text:span><text:span text:style-name="T12_660">który</text:span><text:span text:style-name="T12_661"><text:s/></text:span><text:span text:style-name="T12_662">każda</text:span><text:span text:style-name="T12_663"><text:s/></text:span><text:span text:style-name="T12_664">osoba</text:span><text:span text:style-name="T12_665"><text:s/></text:span><text:span text:style-name="T12_666">mieniąca</text:span><text:span text:style-name="T12_667"><text:s/></text:span><text:span text:style-name="T12_668">się</text:span><text:span text:style-name="T12_669"><text:s/></text:span><text:span text:style-name="T12_670">graczem</text:span><text:span text:style-name="T12_671"><text:s/></text:span><text:span text:style-name="T12_672">komputerowym</text:span><text:span text:style-name="T12_673"><text:s/></text:span><text:span text:style-name="T12_674">powinna</text:span><text:span text:style-name="T12_675"><text:s/></text:span><text:span text:style-name="T12_676">zagrać</text:span><text:span text:style-name="T12_677"><text:s/></text:span><text:span text:style-name="T12_678">przynajmniej</text:span><text:span text:style-name="T12_679"><text:s/></text:span><text:span text:style-name="T12_680">raz</text:span><text:span text:style-name="T12_681">,<text:s/></text:span><text:span text:style-name="T12_682">a</text:span><text:span text:style-name="T12_683"><text:s/></text:span><text:span text:style-name="T12_684">najlepiej</text:span><text:span text:style-name="T12_685"><text:s/></text:span><text:span text:style-name="T12_686">wielokrotnie</text:span><text:span text:style-name="T12_687">.<text:s/></text:span><text:span text:style-name="T12_688">Bezwzględnie</text:span><text:span text:style-name="T12_689"><text:s/></text:span><text:span text:style-name="T12_690">polecam</text:span><text:span text:style-name="T12_691">.</text:span></text:p>
      <text:p text:style-name="P13"/>
      <text:p text:style-name="P14"><text:span text:style-name="T14_1">Link</text:span><text:span text:style-name="T14_2"><text:s/></text:span><text:span text:style-name="T14_3">do</text:span><text:span text:style-name="T14_4"><text:s/></text:span><text:span text:style-name="T14_5">obrazka</text:span><text:span text:style-name="T14_6">:<text:s/></text:span><text:span text:style-name="T14_7"><text:a xlink:type="simple" xlink:href="http://upload.wikimedia.org/wikipedia/en/1/19/Raptor_Call_of_the_Shadows_cover.jpg"><text:span text:style-name="T14_8">1</text:span></text:a></text:span><text:span text:style-name="T14_9"><text:s/></text:span><text:span text:style-name="T14_10"><text:a xlink:type="simple" xlink:href="http://upload.wikimedia.org/wikipedia/en/2/2a/RaptorGameplay.png"><text:span text:style-name="T14_11">2</text:span></text:a></text:span><text:span text:style-name="T14_12"><text:s/></text:span><text:span text:style-name="T14_13"><text:a xlink:type="simple" xlink:href="http://www.abandonia.com/files/games/15/Raptor%20-%20Call%20of%20the%20Shadows_7.png"><text:span text:style-name="T14_14">3</text:span></text:a></text:span><text:span text:style-name="T14_15"><text:s/></text:span><text:span text:style-name="T14_16"><text:a xlink:type="simple" xlink:href="https://retrogamesappreciation.files.wordpress.com/2013/02/raptor-call-of-the-shadows.jpg"><text:span text:style-name="T14_17">4</text:span></text:a></text:span></text:p>
      <text:p text:style-name="P15"><text:span text:style-name="T15_1">Link</text:span><text:span text:style-name="T15_2"><text:s/></text:span><text:span text:style-name="T15_3">do</text:span><text:span text:style-name="T15_4"><text:s/></text:span><text:span text:style-name="T15_5">źródła</text:span><text:span text:style-name="T15_6">:<text:s/></text:span><text:span text:style-name="T15_7"><text:a xlink:type="simple" xlink:href="http://en.wikipedia.org/wiki/Raptor:_Call_of_the_Shadows"><text:span text:style-name="T15_8">1</text:span></text:a></text:span><text:span text:style-name="T15_9"><text:s/></text:span><text:span text:style-name="T15_10"><text:a xlink:type="simple" xlink:href="http://en.wikipedia.org/wiki/Raptor:_Call_of_the_Shadows"><text:span text:style-name="T15_11">2</text:span></text:a></text:span><text:span text:style-name="T15_12"><text:s/></text:span><text:span text:style-name="T15_13"><text:a xlink:type="simple" xlink:href="http://www.abandonia.com/en/games/15/Raptor+-+Call+of+the+Shadows.html"><text:span text:style-name="T15_14">3</text:span></text:a></text:span><text:span text:style-name="T15_15"><text:s/></text:span><text:span text:style-name="T15_16"><text:a xlink:type="simple" xlink:href="https://retrogamesappreciation.wordpress.com/2013/02/19/gaming-on-the-iphone/"><text:span text:style-name="T15_17">4</text:span></text:a></text:span></text:p>
      <text:p text:style-name="P16"/>
      <text:p text:style-name="P17"><text:span text:style-name="T17_1">3.<text:s/></text:span><text:span text:style-name="T17_2">Heretic</text:span></text:p>
      <text:p text:style-name="P18"><text:span text:style-name="T18_1">W</text:span><text:span text:style-name="T18_2"><text:s/>1994<text:s/></text:span><text:span text:style-name="T18_3">roku</text:span><text:span text:style-name="T18_4"><text:s/></text:span><text:span text:style-name="T18_5">firma</text:span><text:span text:style-name="T18_6"><text:s/></text:span><text:span text:style-name="T18_7">Raven</text:span><text:span text:style-name="T18_8"><text:s/></text:span><text:span text:style-name="T18_9">Software</text:span><text:span text:style-name="T18_10"><text:s/></text:span><text:span text:style-name="T18_11">postanowiła</text:span><text:span text:style-name="T18_12"><text:s/></text:span><text:span text:style-name="T18_13">wnieść</text:span><text:span text:style-name="T18_14"><text:s/></text:span><text:span text:style-name="T18_15">jeszcze</text:span><text:span text:style-name="T18_16"><text:s/></text:span><text:span text:style-name="T18_17">trochę</text:span><text:span text:style-name="T18_18"><text:s/></text:span><text:span text:style-name="T18_19">przemocy</text:span><text:span text:style-name="T18_20"><text:s/></text:span><text:span text:style-name="T18_21">do</text:span><text:span text:style-name="T18_22"><text:s/></text:span><text:span text:style-name="T18_23">świata</text:span><text:span text:style-name="T18_24"><text:s/></text:span><text:span text:style-name="T18_25">gier</text:span><text:span text:style-name="T18_26"><text:s/></text:span><text:span text:style-name="T18_27">komputerowych</text:span><text:span text:style-name="T18_28">.<text:s/></text:span><text:span text:style-name="T18_29">Tak</text:span><text:span text:style-name="T18_30"><text:s/></text:span><text:span text:style-name="T18_31">narodziła</text:span><text:span text:style-name="T18_32"><text:s/></text:span><text:span text:style-name="T18_33">się</text:span><text:span text:style-name="T18_34"><text:s/></text:span><text:span text:style-name="T18_35">gra</text:span><text:span text:style-name="T18_36"><text:s/>„</text:span><text:span text:style-name="T18_37">Heretic</text:span><text:span text:style-name="T18_38">”,<text:s/></text:span><text:span text:style-name="T18_39">korzystająca</text:span><text:span text:style-name="T18_40"><text:s/></text:span><text:span text:style-name="T18_41">z</text:span><text:span text:style-name="T18_42"><text:s/></text:span><text:span text:style-name="T18_43">nieco</text:span><text:span text:style-name="T18_44"><text:s/></text:span><text:span text:style-name="T18_45">zmodyfikowanego</text:span><text:span text:style-name="T18_46"><text:s/></text:span><text:span text:style-name="T18_47">silnika</text:span><text:span text:style-name="T18_48"><text:s/></text:span><text:span text:style-name="T18_49">gry</text:span><text:span text:style-name="T18_50"><text:s/>„</text:span><text:span text:style-name="T18_51">Doom</text:span><text:span text:style-name="T18_52">”.<text:s/></text:span><text:span text:style-name="T18_53">Wcielaliśmy</text:span><text:span text:style-name="T18_54"><text:s/></text:span><text:span text:style-name="T18_55">się</text:span><text:span text:style-name="T18_56"><text:s/></text:span><text:span text:style-name="T18_57">w</text:span><text:span text:style-name="T18_58"><text:s/></text:span><text:span text:style-name="T18_59">postać</text:span><text:span text:style-name="T18_60"><text:s/></text:span><text:span text:style-name="T18_61">elfa</text:span><text:span text:style-name="T18_62"><text:s/></text:span><text:span text:style-name="T18_63">Corvusa</text:span><text:span text:style-name="T18_64">,<text:s/></text:span><text:span text:style-name="T18_65">który</text:span><text:span text:style-name="T18_66"><text:s/></text:span><text:span text:style-name="T18_67">za</text:span><text:span text:style-name="T18_68"><text:s/></text:span><text:span text:style-name="T18_69">pomocą</text:span><text:span text:style-name="T18_70"><text:s/></text:span><text:span text:style-name="T18_71">różnych</text:span><text:span text:style-name="T18_72"><text:s/></text:span><text:span text:style-name="T18_73">magicznych</text:span><text:span text:style-name="T18_74"><text:s/></text:span><text:span text:style-name="T18_75">wynalazków</text:span><text:span text:style-name="T18_76"><text:s/></text:span><text:span text:style-name="T18_77">musi</text:span><text:span text:style-name="T18_78"><text:s/></text:span><text:span text:style-name="T18_79">walczyć</text:span><text:span text:style-name="T18_80"><text:s/></text:span><text:span text:style-name="T18_81">przeciwko</text:span><text:span text:style-name="T18_82"><text:s/></text:span><text:span text:style-name="T18_83">siłom</text:span><text:span text:style-name="T18_84"><text:s/></text:span><text:span text:style-name="T18_85">Wężowego</text:span><text:span text:style-name="T18_86"><text:s/></text:span><text:span text:style-name="T18_87">Jeźdźca</text:span><text:span text:style-name="T18_88"><text:s/>–<text:s/></text:span><text:span text:style-name="T18_89">D</text:span><text:span text:style-name="T18_90">’</text:span><text:span text:style-name="T18_91">Sparila</text:span><text:span text:style-name="T18_92">.<text:s/></text:span><text:span text:style-name="T18_93">Pomagały</text:span><text:span text:style-name="T18_94"><text:s/></text:span><text:span text:style-name="T18_95">nam</text:span><text:span text:style-name="T18_96"><text:s/></text:span><text:span text:style-name="T18_97">w</text:span><text:span text:style-name="T18_98"><text:s/></text:span><text:span text:style-name="T18_99">tym</text:span><text:span text:style-name="T18_100"><text:s/></text:span><text:span text:style-name="T18_101">również</text:span><text:span text:style-name="T18_102"><text:s/></text:span><text:span text:style-name="T18_103">zbierane</text:span><text:span text:style-name="T18_104"><text:s/></text:span><text:span text:style-name="T18_105">przedmioty</text:span><text:span text:style-name="T18_106">,<text:s/></text:span><text:span text:style-name="T18_107">których</text:span><text:span text:style-name="T18_108"><text:s/></text:span><text:span text:style-name="T18_109">mogliśmy</text:span><text:span text:style-name="T18_110"><text:s/></text:span><text:span text:style-name="T18_111">używać</text:span><text:span text:style-name="T18_112"><text:s/></text:span><text:span text:style-name="T18_113">w</text:span><text:span text:style-name="T18_114"><text:s/></text:span><text:span text:style-name="T18_115">dowolnie</text:span><text:span text:style-name="T18_116"><text:s/></text:span><text:span text:style-name="T18_117">wybranym</text:span><text:span text:style-name="T18_118"><text:s/></text:span><text:span text:style-name="T18_119">momencie</text:span><text:span text:style-name="T18_120">.<text:s/></text:span><text:span text:style-name="T18_121">Ciekawostką</text:span><text:span text:style-name="T18_122"><text:s/></text:span><text:span text:style-name="T18_123">jest</text:span><text:span text:style-name="T18_124"><text:s/></text:span><text:span text:style-name="T18_125">fakt</text:span><text:span text:style-name="T18_126">,<text:s/></text:span><text:span text:style-name="T18_127">iż</text:span><text:span text:style-name="T18_128"><text:s/>„</text:span><text:span text:style-name="T18_129">Heretic</text:span><text:span text:style-name="T18_130">”<text:s/></text:span><text:span text:style-name="T18_131">była</text:span><text:span text:style-name="T18_132"><text:s/></text:span><text:span text:style-name="T18_133">pierwszą</text:span><text:span text:style-name="T18_134"><text:s/></text:span><text:span text:style-name="T18_135">grą</text:span><text:span text:style-name="T18_136"><text:s/></text:span><text:span text:style-name="T18_137">typu</text:span><text:span text:style-name="T18_138"><text:s/></text:span><text:span text:style-name="T18_139">FPS</text:span><text:span text:style-name="T18_140">,<text:s/></text:span><text:span text:style-name="T18_141">gdzie</text:span><text:span text:style-name="T18_142"><text:s/></text:span><text:span text:style-name="T18_143">taka</text:span><text:span text:style-name="T18_144"><text:s/></text:span><text:span text:style-name="T18_145">opcja</text:span><text:span text:style-name="T18_146"><text:s/></text:span><text:span text:style-name="T18_147">była</text:span><text:span text:style-name="T18_148"><text:s/></text:span><text:span text:style-name="T18_149">możliwa</text:span><text:span text:style-name="T18_150">.<text:s/></text:span><text:span text:style-name="T18_151">Trzeba</text:span><text:span text:style-name="T18_152"><text:s/></text:span><text:span text:style-name="T18_153">uczciwie</text:span><text:span text:style-name="T18_154"><text:s/></text:span><text:span text:style-name="T18_155">przyznać</text:span><text:span text:style-name="T18_156">,<text:s/></text:span><text:span text:style-name="T18_157">iż</text:span><text:span text:style-name="T18_158"><text:s/></text:span><text:span text:style-name="T18_159">gra</text:span><text:span text:style-name="T18_160"><text:s/></text:span><text:span text:style-name="T18_161">nie</text:span><text:span text:style-name="T18_162"><text:s/></text:span><text:span text:style-name="T18_163">powalała</text:span><text:span text:style-name="T18_164"><text:s/></text:span><text:span text:style-name="T18_165">grafiką</text:span><text:span text:style-name="T18_166"><text:s/></text:span><text:span text:style-name="T18_167">ani</text:span><text:span text:style-name="T18_168"><text:s/></text:span><text:span text:style-name="T18_169">muzyką</text:span><text:span text:style-name="T18_170">,<text:s/></text:span><text:span text:style-name="T18_171">ale</text:span><text:span text:style-name="T18_172"><text:s/></text:span><text:span text:style-name="T18_173">jej</text:span><text:span text:style-name="T18_174"><text:s/></text:span><text:span text:style-name="T18_175">grywalności</text:span><text:span text:style-name="T18_176"><text:s/></text:span><text:span text:style-name="T18_177">nie</text:span><text:span text:style-name="T18_178"><text:s/></text:span><text:span text:style-name="T18_179">można</text:span><text:span text:style-name="T18_180"><text:s/></text:span><text:span text:style-name="T18_181">było</text:span><text:span text:style-name="T18_182"><text:s/></text:span><text:span text:style-name="T18_183">nic</text:span><text:span text:style-name="T18_184"><text:s/></text:span><text:span text:style-name="T18_185">zarzucić</text:span><text:span text:style-name="T18_186">.<text:s/></text:span><text:span text:style-name="T18_187">Przeciwników</text:span><text:span text:style-name="T18_188"><text:s/></text:span><text:span text:style-name="T18_189">było</text:span><text:span text:style-name="T18_190"><text:s/></text:span><text:span text:style-name="T18_191">dużo</text:span><text:span text:style-name="T18_192">,<text:s/></text:span><text:span text:style-name="T18_193">sposobów</text:span><text:span text:style-name="T18_194"><text:s/></text:span><text:span text:style-name="T18_195">ich</text:span><text:span text:style-name="T18_196"><text:s/></text:span><text:span text:style-name="T18_197">eksterminacji</text:span><text:span text:style-name="T18_198"><text:s/></text:span><text:span text:style-name="T18_199">również</text:span><text:span text:style-name="T18_200">,<text:s/></text:span><text:span text:style-name="T18_201">więc</text:span><text:span text:style-name="T18_202"><text:s/></text:span><text:span text:style-name="T18_203">gracz</text:span><text:span text:style-name="T18_204"><text:s/></text:span><text:span text:style-name="T18_205">nie</text:span><text:span text:style-name="T18_206"><text:s/></text:span><text:span text:style-name="T18_207">nudził</text:span><text:span text:style-name="T18_208"><text:s/></text:span><text:span text:style-name="T18_209">się</text:span><text:span text:style-name="T18_210">,<text:s/></text:span><text:span text:style-name="T18_211">przechodząc</text:span><text:span text:style-name="T18_212"><text:s/></text:span><text:span text:style-name="T18_213">przez</text:span><text:span text:style-name="T18_214"><text:s/></text:span><text:span text:style-name="T18_215">kolejne</text:span><text:span text:style-name="T18_216"><text:s/></text:span><text:span text:style-name="T18_217">poziomy</text:span><text:span text:style-name="T18_218"><text:s/></text:span><text:span text:style-name="T18_219">gry</text:span><text:span text:style-name="T18_220">.<text:s/></text:span><text:span text:style-name="T18_221">Na</text:span><text:span text:style-name="T18_222"><text:s/></text:span><text:span text:style-name="T18_223">dodatek</text:span><text:span text:style-name="T18_224"><text:s/></text:span><text:span text:style-name="T18_225">nie</text:span><text:span text:style-name="T18_226"><text:s/></text:span><text:span text:style-name="T18_227">była</text:span><text:span text:style-name="T18_228"><text:s/></text:span><text:span text:style-name="T18_229">ona</text:span><text:span text:style-name="T18_230"><text:s/></text:span><text:span text:style-name="T18_231">zbyt</text:span><text:span text:style-name="T18_232"><text:s/></text:span><text:span text:style-name="T18_233">łatwa</text:span><text:span text:style-name="T18_234">,<text:s/></text:span><text:span text:style-name="T18_235">co</text:span><text:span text:style-name="T18_236"><text:s/></text:span><text:span text:style-name="T18_237">tym</text:span><text:span text:style-name="T18_238"><text:s/></text:span><text:span text:style-name="T18_239">bardziej</text:span><text:span text:style-name="T18_240"><text:s/></text:span><text:span text:style-name="T18_241">zwiększało</text:span><text:span text:style-name="T18_242"><text:s/></text:span><text:span text:style-name="T18_243">przyjemność</text:span><text:span text:style-name="T18_244"><text:s/></text:span><text:span text:style-name="T18_245">płynącą</text:span><text:span text:style-name="T18_246"><text:s/></text:span><text:span text:style-name="T18_247">z</text:span><text:span text:style-name="T18_248"><text:s/></text:span><text:span text:style-name="T18_249">przebijania</text:span><text:span text:style-name="T18_250"><text:s/></text:span><text:span text:style-name="T18_251">się</text:span><text:span text:style-name="T18_252"><text:s/></text:span><text:span text:style-name="T18_253">w</text:span><text:span text:style-name="T18_254"><text:s/></text:span><text:span text:style-name="T18_255">kierunku</text:span><text:span text:style-name="T18_256"><text:s/></text:span><text:span text:style-name="T18_257">głównego</text:span><text:span text:style-name="T18_258"><text:s/></text:span><text:span text:style-name="T18_259">złego</text:span><text:span text:style-name="T18_260">.<text:s/></text:span><text:span text:style-name="T18_261">Choć</text:span><text:span text:style-name="T18_262"><text:s/></text:span><text:span text:style-name="T18_263">nie</text:span><text:span text:style-name="T18_264"><text:s/></text:span><text:span text:style-name="T18_265">była</text:span><text:span text:style-name="T18_266"><text:s/></text:span><text:span text:style-name="T18_267">aż</text:span><text:span text:style-name="T18_268"><text:s/></text:span><text:span text:style-name="T18_269">tak</text:span><text:span text:style-name="T18_270"><text:s/></text:span><text:span text:style-name="T18_271">rewelacyjna</text:span><text:span text:style-name="T18_272"><text:s/></text:span><text:span text:style-name="T18_273">jak</text:span><text:span text:style-name="T18_274"><text:s/>“</text:span><text:span text:style-name="T18_275">Doom</text:span><text:span text:style-name="T18_276">”,<text:s/></text:span><text:span text:style-name="T18_277">to</text:span><text:span text:style-name="T18_278"><text:s/></text:span><text:span text:style-name="T18_279">jednak</text:span><text:span text:style-name="T18_280"><text:s/></text:span><text:span text:style-name="T18_281">miała</text:span><text:span text:style-name="T18_282"><text:s/></text:span><text:span text:style-name="T18_283">spore</text:span><text:span text:style-name="T18_284"><text:s/></text:span><text:span text:style-name="T18_285">grono</text:span><text:span text:style-name="T18_286"><text:s/></text:span><text:span text:style-name="T18_287">oddanych</text:span><text:span text:style-name="T18_288"><text:s/></text:span><text:span text:style-name="T18_289">wielbicieli</text:span><text:span text:style-name="T18_290">.<text:s/></text:span><text:span text:style-name="T18_291">Czy</text:span><text:span text:style-name="T18_292"><text:s/></text:span><text:span text:style-name="T18_293">warto</text:span><text:span text:style-name="T18_294"><text:s/></text:span><text:span text:style-name="T18_295">zagrać</text:span><text:span text:style-name="T18_296"><text:s/></text:span><text:span text:style-name="T18_297">w</text:span><text:span text:style-name="T18_298"><text:s/></text:span><text:span text:style-name="T18_299">nią</text:span><text:span text:style-name="T18_300"><text:s/></text:span><text:span text:style-name="T18_301">dzisiaj</text:span><text:span text:style-name="T18_302">?<text:s/></text:span><text:span text:style-name="T18_303">Można</text:span><text:span text:style-name="T18_304">,<text:s/></text:span><text:span text:style-name="T18_305">choćby</text:span><text:span text:style-name="T18_306"><text:s/></text:span><text:span text:style-name="T18_307">po</text:span><text:span text:style-name="T18_308"><text:s/></text:span><text:span text:style-name="T18_309">to</text:span><text:span text:style-name="T18_310">,<text:s/></text:span><text:span text:style-name="T18_311">by</text:span><text:span text:style-name="T18_312"><text:s/></text:span><text:span text:style-name="T18_313">móc</text:span><text:span text:style-name="T18_314"><text:s/></text:span><text:span text:style-name="T18_315">się</text:span><text:span text:style-name="T18_316"><text:s/></text:span><text:span text:style-name="T18_317">chwalić</text:span><text:span text:style-name="T18_318">,<text:s/></text:span><text:span text:style-name="T18_319">iż</text:span><text:span text:style-name="T18_320"><text:s/></text:span><text:span text:style-name="T18_321">grało</text:span><text:span text:style-name="T18_322"><text:s/></text:span><text:span text:style-name="T18_323">się</text:span><text:span text:style-name="T18_324"><text:s/></text:span><text:span text:style-name="T18_325">w</text:span><text:span text:style-name="T18_326"><text:s/></text:span><text:span text:style-name="T18_327">FPS</text:span><text:span text:style-name="T18_328">,<text:s/></text:span><text:span text:style-name="T18_329">który</text:span><text:span text:style-name="T18_330"><text:s/></text:span><text:span text:style-name="T18_331">wprowadził</text:span><text:span text:style-name="T18_332"><text:s/></text:span><text:span text:style-name="T18_333">wspomniane</text:span><text:span text:style-name="T18_334"><text:s/></text:span><text:span text:style-name="T18_335">wyżej</text:span><text:span text:style-name="T18_336"><text:s/></text:span><text:span text:style-name="T18_337">używanie</text:span><text:span text:style-name="T18_338"><text:s/></text:span><text:span text:style-name="T18_339">zbieranych</text:span><text:span text:style-name="T18_340"><text:s/></text:span><text:span text:style-name="T18_341">przedmiotów</text:span><text:span text:style-name="T18_342">.<text:s/></text:span><text:span text:style-name="T18_343">A</text:span><text:span text:style-name="T18_344"><text:s/></text:span><text:span text:style-name="T18_345">poza</text:span><text:span text:style-name="T18_346"><text:s/></text:span><text:span text:style-name="T18_347">tym</text:span><text:span text:style-name="T18_348"><text:s/></text:span><text:span text:style-name="T18_349">można</text:span><text:span text:style-name="T18_350"><text:s/></text:span><text:span text:style-name="T18_351">całkiem</text:span><text:span text:style-name="T18_352"><text:s/></text:span><text:span text:style-name="T18_353">udanie</text:span><text:span text:style-name="T18_354"><text:s/></text:span><text:span text:style-name="T18_355">spędzić</text:span><text:span text:style-name="T18_356"><text:s/></text:span><text:span text:style-name="T18_357">czas</text:span><text:span text:style-name="T18_358">,<text:s/></text:span><text:span text:style-name="T18_359">masakrując</text:span><text:span text:style-name="T18_360"><text:s/></text:span><text:span text:style-name="T18_361">hordy</text:span><text:span text:style-name="T18_362"><text:s/></text:span><text:span text:style-name="T18_363">wrogów</text:span><text:span text:style-name="T18_364"><text:s/>-<text:s/></text:span><text:span text:style-name="T18_365">tak</text:span><text:span text:style-name="T18_366"><text:s/></text:span><text:span text:style-name="T18_367">więc</text:span><text:span text:style-name="T18_368"><text:s/></text:span><text:span text:style-name="T18_369">zachęcam</text:span><text:span text:style-name="T18_370">.</text:span></text:p>
      <text:p text:style-name="P19"/>
      <text:p text:style-name="P20"><text:span text:style-name="T20_1">Link</text:span><text:span text:style-name="T20_2"><text:s/></text:span><text:span text:style-name="T20_3">do</text:span><text:span text:style-name="T20_4"><text:s/></text:span><text:span text:style-name="T20_5">obrazka</text:span><text:span text:style-name="T20_6">:<text:s/></text:span><text:span text:style-name="T20_7"><text:a xlink:type="simple" xlink:href="http://q2.rlogin.dk/bestoldgames/heretic/heretic2.png"><text:span text:style-name="T20_8">1</text:span></text:a></text:span><text:span text:style-name="T20_9"><text:s/></text:span><text:span text:style-name="T20_10"><text:a xlink:type="simple" xlink:href="http://heretic.linuxgames.com/screenshots/heretic_5.jpg"><text:span text:style-name="T20_11">2</text:span></text:a></text:span><text:span text:style-name="T20_12"><text:s/></text:span><text:span text:style-name="T20_13"><text:a xlink:type="simple" xlink:href="http://heretic.linuxgames.com/screenshots/heretic_4.jpg"><text:span text:style-name="T20_14">3</text:span></text:a></text:span></text:p>
      <text:p text:style-name="P21"><text:span text:style-name="T21_1">Link</text:span><text:span text:style-name="T21_2"><text:s/></text:span><text:span text:style-name="T21_3">do</text:span><text:span text:style-name="T21_4"><text:s/></text:span><text:span text:style-name="T21_5">źródła</text:span><text:span text:style-name="T21_6">:<text:s/></text:span><text:span text:style-name="T21_7"><text:a xlink:type="simple" xlink:href="http://q2.rlogin.dk/bestoldgames/heretic/heretic2.png"><text:span text:style-name="T21_8">1</text:span></text:a></text:span><text:span text:style-name="T21_9"><text:s/></text:span><text:span text:style-name="T21_10"><text:a xlink:type="simple" xlink:href="http://heretic.linuxgames.com/screenshots/screenshots.html"><text:span text:style-name="T21_11">2</text:span></text:a></text:span><text:span text:style-name="T21_12"><text:s/></text:span><text:span text:style-name="T21_13"><text:a xlink:type="simple" xlink:href="http://heretic.linuxgames.com/screenshots/screenshots.html"><text:span text:style-name="T21_14">3</text:span></text:a>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Calibri" svg:font-family="Calibri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.353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fo:keep-with-next="always" fo:keep-together="always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fo:keep-with-next="always" fo:keep-together="always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fo:keep-with-next="always" fo:keep-together="always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fo:keep-with-next="always" fo:keep-together="always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fo:keep-with-next="always" fo:keep-together="always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fo:keep-with-next="always" fo:keep-together="always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fo:keep-with-next="always" fo:keep-together="always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1cm" fo:page-height="29.7cm" fo:padding-top="0cm" fo:margin-top="2.499cm" fo:padding-bottom="0cm" fo:margin-bottom="2.499cm" fo:padding-left="0cm" fo:margin-left="2.499cm" fo:padding-right="0cm" fo:margin-right="2.499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